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479.01mm" svg:y="66.08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65103.42" calcext:value-type="float">
            <text:p>65103,42</text:p>
          </table:table-cell>
          <table:table-cell table:formula="of:=[.G115]" office:value-type="float" office:value="138153.48" calcext:value-type="float">
            <text:p>138153,48</text:p>
          </table:table-cell>
          <table:table-cell table:formula="of:=[.L115]" office:value-type="float" office:value="74290.56" calcext:value-type="float">
            <text:p>74290,56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5.452" calcext:value-type="float">
            <text:p>5,452</text:p>
          </table:table-cell>
          <table:table-cell table:formula="of:=[.H115]" office:value-type="float" office:value="10.008" calcext:value-type="float">
            <text:p>10,008</text:p>
          </table:table-cell>
          <table:table-cell table:formula="of:=[.M115]" office:value-type="float" office:value="5.614" calcext:value-type="float">
            <text:p>5,61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899999999999999" calcext:value-type="float">
            <text:p>0,899999999999999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46" calcext:value-type="float">
            <text:p>2,24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3255.0739056257" calcext:value-type="float">
            <text:p>13255,0739056257</text:p>
          </table:table-cell>
          <table:table-cell table:formula="of:=[.G116]" office:value-type="float" office:value="35955.1010257182" calcext:value-type="float">
            <text:p>35955,1010257182</text:p>
          </table:table-cell>
          <table:table-cell table:formula="of:=[.L116]" office:value-type="float" office:value="21233.3460002516" calcext:value-type="float">
            <text:p>21233,3460002516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848820357908551" calcext:value-type="float">
            <text:p>0,848820357908551</text:p>
          </table:table-cell>
          <table:table-cell table:formula="of:=[.H116]" office:value-type="float" office:value="0.858566246716" calcext:value-type="float">
            <text:p>0,858566246716</text:p>
          </table:table-cell>
          <table:table-cell table:formula="of:=[.M116]" office:value-type="float" office:value="0.589579511177246" calcext:value-type="float">
            <text:p>0,589579511177246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71075.86" calcext:value-type="float">
            <text:p>71075,86</text:p>
          </table:table-cell>
          <table:table-cell table:formula="of:=[.G225]" office:value-type="float" office:value="134023.02" calcext:value-type="float">
            <text:p>134023,02</text:p>
          </table:table-cell>
          <table:table-cell table:formula="of:=[.L225]" office:value-type="float" office:value="62318.12" calcext:value-type="float">
            <text:p>62318,12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12.744" calcext:value-type="float">
            <text:p>12,744</text:p>
          </table:table-cell>
          <table:table-cell table:formula="of:=[.H225]" office:value-type="float" office:value="21.516" calcext:value-type="float">
            <text:p>21,516</text:p>
          </table:table-cell>
          <table:table-cell table:formula="of:=[.M225]" office:value-type="float" office:value="10.668" calcext:value-type="float">
            <text:p>10,66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3.522" calcext:value-type="float">
            <text:p>3,522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4.968" calcext:value-type="float">
            <text:p>4,96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9809.4079103945" calcext:value-type="float">
            <text:p>19809,4079103945</text:p>
          </table:table-cell>
          <table:table-cell table:formula="of:=[.G226]" office:value-type="float" office:value="21955.1530074286" calcext:value-type="float">
            <text:p>21955,1530074286</text:p>
          </table:table-cell>
          <table:table-cell table:formula="of:=[.L226]" office:value-type="float" office:value="22265.8993024221" calcext:value-type="float">
            <text:p>22265,8993024221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2.98818741045471" calcext:value-type="float">
            <text:p>2,98818741045471</text:p>
          </table:table-cell>
          <table:table-cell table:formula="of:=[.H226]" office:value-type="float" office:value="1.51213226934683" calcext:value-type="float">
            <text:p>1,51213226934683</text:p>
          </table:table-cell>
          <table:table-cell table:formula="of:=[.M226]" office:value-type="float" office:value="1.63063668546982" calcext:value-type="float">
            <text:p>1,63063668546982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575847201955519" calcext:value-type="float">
            <text:p>0,057584720195552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270278.26" calcext:value-type="float">
            <text:p>270278,26</text:p>
          </table:table-cell>
          <table:table-cell table:formula="of:=[.G340]" office:value-type="float" office:value="120921.72" calcext:value-type="float">
            <text:p>120921,72</text:p>
          </table:table-cell>
          <table:table-cell table:formula="of:=[.L340]" office:value-type="float" office:value="50495.9" calcext:value-type="float">
            <text:p>50495,9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24.074" calcext:value-type="float">
            <text:p>24,074</text:p>
          </table:table-cell>
          <table:table-cell table:formula="of:=[.H340]" office:value-type="float" office:value="41.49" calcext:value-type="float">
            <text:p>41,49</text:p>
          </table:table-cell>
          <table:table-cell table:formula="of:=[.M340]" office:value-type="float" office:value="20.652" calcext:value-type="float">
            <text:p>20,652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7" calcext:value-type="float">
            <text:p>3,7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10.066" calcext:value-type="float">
            <text:p>10,066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420238.17145228" calcext:value-type="float">
            <text:p>1420238,17145228</text:p>
          </table:table-cell>
          <table:table-cell table:formula="of:=[.G341]" office:value-type="float" office:value="21824.0705167849" calcext:value-type="float">
            <text:p>21824,0705167849</text:p>
          </table:table-cell>
          <table:table-cell table:formula="of:=[.L341]" office:value-type="float" office:value="12495.4549821125" calcext:value-type="float">
            <text:p>12495,4549821125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31968733467476" calcext:value-type="float">
            <text:p>3,31968733467476</text:p>
          </table:table-cell>
          <table:table-cell table:formula="of:=[.H341]" office:value-type="float" office:value="3.59679023575187" calcext:value-type="float">
            <text:p>3,59679023575187</text:p>
          </table:table-cell>
          <table:table-cell table:formula="of:=[.M341]" office:value-type="float" office:value="2.75327005577005" calcext:value-type="float">
            <text:p>2,75327005577005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" calcext:value-type="float">
            <text:p>0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70437.9" calcext:value-type="float">
            <text:p>70437,9</text:p>
          </table:table-cell>
          <table:table-cell table:formula="of:=[.G455]" office:value-type="float" office:value="104955.96" calcext:value-type="float">
            <text:p>104955,96</text:p>
          </table:table-cell>
          <table:table-cell table:formula="of:=[.L455]" office:value-type="float" office:value="48708.7" calcext:value-type="float">
            <text:p>48708,7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47.466" calcext:value-type="float">
            <text:p>47,466</text:p>
          </table:table-cell>
          <table:table-cell table:formula="of:=[.H455]" office:value-type="float" office:value="66.64" calcext:value-type="float">
            <text:p>66,64</text:p>
          </table:table-cell>
          <table:table-cell table:formula="of:=[.M455]" office:value-type="float" office:value="41.422" calcext:value-type="float">
            <text:p>41,42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8.5" calcext:value-type="float">
            <text:p>8,5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6.812" calcext:value-type="float">
            <text:p>6,81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2080.6861464902" calcext:value-type="float">
            <text:p>12080,6861464902</text:p>
          </table:table-cell>
          <table:table-cell table:formula="of:=[.G456]" office:value-type="float" office:value="28299.9522366805" calcext:value-type="float">
            <text:p>28299,9522366805</text:p>
          </table:table-cell>
          <table:table-cell table:formula="of:=[.L456]" office:value-type="float" office:value="34104.5293726508" calcext:value-type="float">
            <text:p>34104,529372650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75438996376242" calcext:value-type="float">
            <text:p>3,75438996376242</text:p>
          </table:table-cell>
          <table:table-cell table:formula="of:=[.H456]" office:value-type="float" office:value="10.8214786420341" calcext:value-type="float">
            <text:p>10,8214786420341</text:p>
          </table:table-cell>
          <table:table-cell table:formula="of:=[.M456]" office:value-type="float" office:value="4.29675645109192" calcext:value-type="float">
            <text:p>4,29675645109192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32496153618544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58598.56" calcext:value-type="float">
            <text:p>58598,56</text:p>
          </table:table-cell>
          <table:table-cell table:formula="of:=[.G570]" office:value-type="float" office:value="75426.62" calcext:value-type="float">
            <text:p>75426,62</text:p>
          </table:table-cell>
          <table:table-cell table:formula="of:=[.L570]" office:value-type="float" office:value="77563.18" calcext:value-type="float">
            <text:p>77563,18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67.206" calcext:value-type="float">
            <text:p>67,206</text:p>
          </table:table-cell>
          <table:table-cell table:formula="of:=[.H570]" office:value-type="float" office:value="99.8" calcext:value-type="float">
            <text:p>99,8</text:p>
          </table:table-cell>
          <table:table-cell table:formula="of:=[.M570]" office:value-type="float" office:value="61.706" calcext:value-type="float">
            <text:p>61,70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6" calcext:value-type="float">
            <text:p>5,6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5.2" calcext:value-type="float">
            <text:p>5,2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17769.795136872" calcext:value-type="float">
            <text:p>17769,795136872</text:p>
          </table:table-cell>
          <table:table-cell table:formula="of:=[.G571]" office:value-type="float" office:value="8613.10862787647" calcext:value-type="float">
            <text:p>8613,10862787647</text:p>
          </table:table-cell>
          <table:table-cell table:formula="of:=[.L571]" office:value-type="float" office:value="152947.790803881" calcext:value-type="float">
            <text:p>152947,790803881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4.90275065651925" calcext:value-type="float">
            <text:p>4,90275065651925</text:p>
          </table:table-cell>
          <table:table-cell table:formula="of:=[.H571]" office:value-type="float" office:value="0.489897948556635" calcext:value-type="float">
            <text:p>0,489897948556635</text:p>
          </table:table-cell>
          <table:table-cell table:formula="of:=[.M571]" office:value-type="float" office:value="5.75671468808382" calcext:value-type="float">
            <text:p>5,7567146880838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743314" calcext:value-type="float">
            <text:p>17743314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70045" calcext:value-type="float">
            <text:p>170045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9004717" calcext:value-type="float">
            <text:p>39004717</text:p>
          </table:table-cell>
          <table:table-cell office:value-type="float" office:value="6.7" calcext:value-type="float">
            <text:p>6,7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349" calcext:value-type="float">
            <text:p>277349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4388" calcext:value-type="float">
            <text:p>1143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3707" calcext:value-type="float">
            <text:p>333707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686" calcext:value-type="float">
            <text:p>227686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5258" calcext:value-type="float">
            <text:p>125258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44911" calcext:value-type="float">
            <text:p>34491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096" calcext:value-type="float">
            <text:p>20909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2061" calcext:value-type="float">
            <text:p>1020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0449" calcext:value-type="float">
            <text:p>23044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145" calcext:value-type="float">
            <text:p>21814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7215" calcext:value-type="float">
            <text:p>11721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346" calcext:value-type="float">
            <text:p>129346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613" calcext:value-type="float">
            <text:p>19961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3190" calcext:value-type="float">
            <text:p>1031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768" calcext:value-type="float">
            <text:p>266768</text:p>
          </table:table-cell>
          <table:table-cell office:value-type="float" office:value="15.8" calcext:value-type="float">
            <text:p>15,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336" calcext:value-type="float">
            <text:p>245336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462" calcext:value-type="float">
            <text:p>13646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838" calcext:value-type="float">
            <text:p>328838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578" calcext:value-type="float">
            <text:p>193578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6856" calcext:value-type="float">
            <text:p>206856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689" calcext:value-type="float">
            <text:p>149689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245" calcext:value-type="float">
            <text:p>14024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6474" calcext:value-type="float">
            <text:p>14647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9738" calcext:value-type="float">
            <text:p>139738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717" calcext:value-type="float">
            <text:p>14571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3613" calcext:value-type="float">
            <text:p>13361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2626" calcext:value-type="float">
            <text:p>202626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281" calcext:value-type="float">
            <text:p>16428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1321" calcext:value-type="float">
            <text:p>10132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8614" calcext:value-type="float">
            <text:p>16861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22" calcext:value-type="float">
            <text:p>9742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179" calcext:value-type="float">
            <text:p>15017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323" calcext:value-type="float">
            <text:p>11932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716" calcext:value-type="float">
            <text:p>13171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1601" calcext:value-type="float">
            <text:p>1416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1621" calcext:value-type="float">
            <text:p>151621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267" calcext:value-type="float">
            <text:p>10626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321" calcext:value-type="float">
            <text:p>14832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8975" calcext:value-type="float">
            <text:p>18897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49" calcext:value-type="float">
            <text:p>9844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6348" calcext:value-type="float">
            <text:p>15634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062" calcext:value-type="float">
            <text:p>91062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010" calcext:value-type="float">
            <text:p>1170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4447" calcext:value-type="float">
            <text:p>154447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354" calcext:value-type="float">
            <text:p>79354</text:p>
          </table:table-cell>
          <table:table-cell office:value-type="float" office:value="6.9" calcext:value-type="float">
            <text:p>6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513" calcext:value-type="float">
            <text:p>128513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956" calcext:value-type="float">
            <text:p>13995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024" calcext:value-type="float">
            <text:p>10502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44" calcext:value-type="float">
            <text:p>71344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5619" calcext:value-type="float">
            <text:p>13561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734" calcext:value-type="float">
            <text:p>117734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48" calcext:value-type="float">
            <text:p>100848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0663" calcext:value-type="float">
            <text:p>10066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212" calcext:value-type="float">
            <text:p>117212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16" calcext:value-type="float">
            <text:p>7821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000" calcext:value-type="float">
            <text:p>9900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826" calcext:value-type="float">
            <text:p>149826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202" calcext:value-type="float">
            <text:p>10620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552" calcext:value-type="float">
            <text:p>99552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438" calcext:value-type="float">
            <text:p>9143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392" calcext:value-type="float">
            <text:p>102392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2829" calcext:value-type="float">
            <text:p>1328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52" calcext:value-type="float">
            <text:p>7355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15" calcext:value-type="float">
            <text:p>911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034" calcext:value-type="float">
            <text:p>13603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67" calcext:value-type="float">
            <text:p>7726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31" calcext:value-type="float">
            <text:p>8943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855" calcext:value-type="float">
            <text:p>104855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099" calcext:value-type="float">
            <text:p>8209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34" calcext:value-type="float">
            <text:p>79334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632" calcext:value-type="float">
            <text:p>9963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530" calcext:value-type="float">
            <text:p>85530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96" calcext:value-type="float">
            <text:p>6649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1998" calcext:value-type="float">
            <text:p>151998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389" calcext:value-type="float">
            <text:p>9938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58" calcext:value-type="float">
            <text:p>5415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030" calcext:value-type="float">
            <text:p>10403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08" calcext:value-type="float">
            <text:p>5040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547" calcext:value-type="float">
            <text:p>121547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094" calcext:value-type="float">
            <text:p>13909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488" calcext:value-type="float">
            <text:p>9348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829" calcext:value-type="float">
            <text:p>9082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324" calcext:value-type="float">
            <text:p>13132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131" calcext:value-type="float">
            <text:p>9213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36" calcext:value-type="float">
            <text:p>5553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0693" calcext:value-type="float">
            <text:p>13069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97" calcext:value-type="float">
            <text:p>53497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17" calcext:value-type="float">
            <text:p>6441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6991" calcext:value-type="float">
            <text:p>9699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52" calcext:value-type="float">
            <text:p>56652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12" calcext:value-type="float">
            <text:p>6361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822" calcext:value-type="float">
            <text:p>14082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135" calcext:value-type="float">
            <text:p>10413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11" calcext:value-type="float">
            <text:p>9061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7035" calcext:value-type="float">
            <text:p>13703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335" calcext:value-type="float">
            <text:p>10133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69" calcext:value-type="float">
            <text:p>59969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790" calcext:value-type="float">
            <text:p>150790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393" calcext:value-type="float">
            <text:p>10139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13" calcext:value-type="float">
            <text:p>6651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3322" calcext:value-type="float">
            <text:p>11332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82" calcext:value-type="float">
            <text:p>5648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83" calcext:value-type="float">
            <text:p>7958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097" calcext:value-type="float">
            <text:p>13109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80" calcext:value-type="float">
            <text:p>6038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20" calcext:value-type="float">
            <text:p>8342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8783" calcext:value-type="float">
            <text:p>987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308" calcext:value-type="float">
            <text:p>8430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19" calcext:value-type="float">
            <text:p>6561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7512" calcext:value-type="float">
            <text:p>97512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52" calcext:value-type="float">
            <text:p>50052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703" calcext:value-type="float">
            <text:p>8870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209" calcext:value-type="float">
            <text:p>10420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75" calcext:value-type="float">
            <text:p>5007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756" calcext:value-type="float">
            <text:p>8675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872" calcext:value-type="float">
            <text:p>14387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02" calcext:value-type="float">
            <text:p>8020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00" calcext:value-type="float">
            <text:p>709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7145" calcext:value-type="float">
            <text:p>117145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80" calcext:value-type="float">
            <text:p>5088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32" calcext:value-type="float">
            <text:p>6653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1923" calcext:value-type="float">
            <text:p>101923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446" calcext:value-type="float">
            <text:p>9444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64" calcext:value-type="float">
            <text:p>48264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7101" calcext:value-type="float">
            <text:p>20710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07" calcext:value-type="float">
            <text:p>50907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32" calcext:value-type="float">
            <text:p>8353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358" calcext:value-type="float">
            <text:p>993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661" calcext:value-type="float">
            <text:p>10066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15" calcext:value-type="float">
            <text:p>835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1163" calcext:value-type="float">
            <text:p>9116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124" calcext:value-type="float">
            <text:p>7012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859" calcext:value-type="float">
            <text:p>8585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4050" calcext:value-type="float">
            <text:p>14405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80" calcext:value-type="float">
            <text:p>5088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80" calcext:value-type="float">
            <text:p>8138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252" calcext:value-type="float">
            <text:p>9925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15" calcext:value-type="float">
            <text:p>541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31" calcext:value-type="float">
            <text:p>6623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833" calcext:value-type="float">
            <text:p>13983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19" calcext:value-type="float">
            <text:p>5951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80" calcext:value-type="float">
            <text:p>7448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0150" calcext:value-type="float">
            <text:p>11015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404" calcext:value-type="float">
            <text:p>7240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58" calcext:value-type="float">
            <text:p>56858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5452" calcext:value-type="float">
            <text:p>155452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628" calcext:value-type="float">
            <text:p>11062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73" calcext:value-type="float">
            <text:p>5577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1700" calcext:value-type="float">
            <text:p>151700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307" calcext:value-type="float">
            <text:p>8530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88" calcext:value-type="float">
            <text:p>7818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760" calcext:value-type="float">
            <text:p>15076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146" calcext:value-type="float">
            <text:p>7414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55" calcext:value-type="float">
            <text:p>83055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7601" calcext:value-type="float">
            <text:p>1376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45" calcext:value-type="float">
            <text:p>5244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26" calcext:value-type="float">
            <text:p>6972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8060" calcext:value-type="float">
            <text:p>13806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75" calcext:value-type="float">
            <text:p>5097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62" calcext:value-type="float">
            <text:p>4696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3361" calcext:value-type="float">
            <text:p>1033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482" calcext:value-type="float">
            <text:p>8748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02" calcext:value-type="float">
            <text:p>6380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673" calcext:value-type="float">
            <text:p>9967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543" calcext:value-type="float">
            <text:p>8354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79" calcext:value-type="float">
            <text:p>5947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4183" calcext:value-type="float">
            <text:p>1441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118" calcext:value-type="float">
            <text:p>8911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04" calcext:value-type="float">
            <text:p>57504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262" calcext:value-type="float">
            <text:p>14326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98" calcext:value-type="float">
            <text:p>6949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591" calcext:value-type="float">
            <text:p>9359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4166" calcext:value-type="float">
            <text:p>13416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276" calcext:value-type="float">
            <text:p>7827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43" calcext:value-type="float">
            <text:p>57443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275" calcext:value-type="float">
            <text:p>139275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70" calcext:value-type="float">
            <text:p>7637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26" calcext:value-type="float">
            <text:p>7962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437" calcext:value-type="float">
            <text:p>14043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1494" calcext:value-type="float">
            <text:p>131494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63" calcext:value-type="float">
            <text:p>6316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5296" calcext:value-type="float">
            <text:p>15529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24" calcext:value-type="float">
            <text:p>6832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52" calcext:value-type="float">
            <text:p>8595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9075" calcext:value-type="float">
            <text:p>16907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494" calcext:value-type="float">
            <text:p>8349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05" calcext:value-type="float">
            <text:p>7980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1679" calcext:value-type="float">
            <text:p>18167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532" calcext:value-type="float">
            <text:p>925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61" calcext:value-type="float">
            <text:p>8566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0371" calcext:value-type="float">
            <text:p>16037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269" calcext:value-type="float">
            <text:p>9026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42" calcext:value-type="float">
            <text:p>6004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0040" calcext:value-type="float">
            <text:p>17004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886" calcext:value-type="float">
            <text:p>7788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53" calcext:value-type="float">
            <text:p>6265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5936" calcext:value-type="float">
            <text:p>14593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38" calcext:value-type="float">
            <text:p>8473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03" calcext:value-type="float">
            <text:p>5270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1848" calcext:value-type="float">
            <text:p>14184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935" calcext:value-type="float">
            <text:p>8493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48" calcext:value-type="float">
            <text:p>5034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4588" calcext:value-type="float">
            <text:p>9458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264" calcext:value-type="float">
            <text:p>7026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9" calcext:value-type="float">
            <text:p>58119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337" calcext:value-type="float">
            <text:p>14333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7366" calcext:value-type="float">
            <text:p>137366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69" calcext:value-type="float">
            <text:p>8306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033" calcext:value-type="float">
            <text:p>14003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28" calcext:value-type="float">
            <text:p>760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06" calcext:value-type="float">
            <text:p>5470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4553" calcext:value-type="float">
            <text:p>9455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43" calcext:value-type="float">
            <text:p>5064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88" calcext:value-type="float">
            <text:p>5988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5376" calcext:value-type="float">
            <text:p>10537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531" calcext:value-type="float">
            <text:p>4953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59" calcext:value-type="float">
            <text:p>6015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2681" calcext:value-type="float">
            <text:p>13268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529" calcext:value-type="float">
            <text:p>4352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9" calcext:value-type="float">
            <text:p>6336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7700" calcext:value-type="float">
            <text:p>9770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167" calcext:value-type="float">
            <text:p>10416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75" calcext:value-type="float">
            <text:p>7717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4782" calcext:value-type="float">
            <text:p>12478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73" calcext:value-type="float">
            <text:p>4937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80" calcext:value-type="float">
            <text:p>7198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5536" calcext:value-type="float">
            <text:p>125536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67" calcext:value-type="float">
            <text:p>8366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520" calcext:value-type="float">
            <text:p>98520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6971" calcext:value-type="float">
            <text:p>15697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86" calcext:value-type="float">
            <text:p>7608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21" calcext:value-type="float">
            <text:p>6002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8793" calcext:value-type="float">
            <text:p>15879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418" calcext:value-type="float">
            <text:p>45418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32" calcext:value-type="float">
            <text:p>5433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4511" calcext:value-type="float">
            <text:p>15451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303" calcext:value-type="float">
            <text:p>10530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41" calcext:value-type="float">
            <text:p>28441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6845" calcext:value-type="float">
            <text:p>10684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967" calcext:value-type="float">
            <text:p>6296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36" calcext:value-type="float">
            <text:p>5973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337" calcext:value-type="float">
            <text:p>14833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906" calcext:value-type="float">
            <text:p>11790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40" calcext:value-type="float">
            <text:p>6194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3173" calcext:value-type="float">
            <text:p>20317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805" calcext:value-type="float">
            <text:p>4980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79" calcext:value-type="float">
            <text:p>5617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01695" calcext:value-type="float">
            <text:p>30169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83" calcext:value-type="float">
            <text:p>4648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77" calcext:value-type="float">
            <text:p>5047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9517" calcext:value-type="float">
            <text:p>14951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46" calcext:value-type="float">
            <text:p>6464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30" calcext:value-type="float">
            <text:p>7793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1311" calcext:value-type="float">
            <text:p>91311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17" calcext:value-type="float">
            <text:p>59117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62" calcext:value-type="float">
            <text:p>5346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97283" calcext:value-type="float">
            <text:p>19728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127" calcext:value-type="float">
            <text:p>78127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55" calcext:value-type="float">
            <text:p>5615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3225" calcext:value-type="float">
            <text:p>16322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76" calcext:value-type="float">
            <text:p>5347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40" calcext:value-type="float">
            <text:p>5624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452" calcext:value-type="float">
            <text:p>1044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920" calcext:value-type="float">
            <text:p>8492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30" calcext:value-type="float">
            <text:p>7213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8227" calcext:value-type="float">
            <text:p>8822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391" calcext:value-type="float">
            <text:p>89391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10" calcext:value-type="float">
            <text:p>538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9671" calcext:value-type="float">
            <text:p>10967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94" calcext:value-type="float">
            <text:p>51994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89" calcext:value-type="float">
            <text:p>7248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7798" calcext:value-type="float">
            <text:p>12779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933" calcext:value-type="float">
            <text:p>78933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04" calcext:value-type="float">
            <text:p>78304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573" calcext:value-type="float">
            <text:p>8957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198" calcext:value-type="float">
            <text:p>7419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12" calcext:value-type="float">
            <text:p>8071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8409" calcext:value-type="float">
            <text:p>9840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16" calcext:value-type="float">
            <text:p>5191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86" calcext:value-type="float">
            <text:p>51686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1945" calcext:value-type="float">
            <text:p>141945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05" calcext:value-type="float">
            <text:p>45805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75" calcext:value-type="float">
            <text:p>7387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8058" calcext:value-type="float">
            <text:p>1080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418" calcext:value-type="float">
            <text:p>8941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01" calcext:value-type="float">
            <text:p>5940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6557" calcext:value-type="float">
            <text:p>14655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68" calcext:value-type="float">
            <text:p>59768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48" calcext:value-type="float">
            <text:p>60448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5696" calcext:value-type="float">
            <text:p>14569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66" calcext:value-type="float">
            <text:p>7196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193" calcext:value-type="float">
            <text:p>5519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0038" calcext:value-type="float">
            <text:p>1100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41" calcext:value-type="float">
            <text:p>7594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49" calcext:value-type="float">
            <text:p>6974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280" calcext:value-type="float">
            <text:p>14028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44" calcext:value-type="float">
            <text:p>5554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262731.1" calcext:value-type="float">
            <text:p>262731,1</text:p>
          </table:table-cell>
          <table:table-cell table:formula="of:=AVERAGE([.C11:.C110])" office:value-type="float" office:value="6.049" calcext:value-type="float">
            <text:p>6,049</text:p>
          </table:table-cell>
          <table:table-cell table:formula="of:=AVERAGE([.D11:.D110])" office:value-type="float" office:value="0.900000000000001" calcext:value-type="float">
            <text:p>0,900000000000001</text:p>
          </table:table-cell>
          <table:table-cell table:number-columns-repeated="2"/>
          <table:table-cell table:formula="of:=AVERAGE([.G11:.G110])" office:value-type="float" office:value="133005.92" calcext:value-type="float">
            <text:p>133005,92</text:p>
          </table:table-cell>
          <table:table-cell table:formula="of:=AVERAGE([.H11:.H110])" office:value-type="float" office:value="10.072" calcext:value-type="float">
            <text:p>10,072</text:p>
          </table:table-cell>
          <table:table-cell table:formula="of:=AVERAGE([.I11:.I110])" office:value-type="float" office:value="1.679" calcext:value-type="float">
            <text:p>1,679</text:p>
          </table:table-cell>
          <table:table-cell table:number-columns-repeated="2"/>
          <table:table-cell table:formula="of:=AVERAGE([.L11:.L110])" office:value-type="float" office:value="483924.39" calcext:value-type="float">
            <text:p>483924,39</text:p>
          </table:table-cell>
          <table:table-cell table:formula="of:=AVERAGE([.M11:.M110])" office:value-type="float" office:value="6.28" calcext:value-type="float">
            <text:p>6,28</text:p>
          </table:table-cell>
          <table:table-cell table:formula="of:=AVERAGE([.N11:.N110])" office:value-type="float" office:value="2.276" calcext:value-type="float">
            <text:p>2,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757430.37160884" calcext:value-type="float">
            <text:p>1757430,37160884</text:p>
          </table:table-cell>
          <table:table-cell table:formula="of:=STDEVP([.C11:.C110])" office:value-type="float" office:value="1.60975122301553" calcext:value-type="float">
            <text:p>1,60975122301553</text:p>
          </table:table-cell>
          <table:table-cell table:formula="of:=STDEVP([.D11:.D110])" office:value-type="float" office:value="0" calcext:value-type="float">
            <text:p>0</text:p>
          </table:table-cell>
          <table:table-cell table:number-columns-repeated="2"/>
          <table:table-cell table:formula="of:=STDEVP([.G11:.G110])" office:value-type="float" office:value="31940.5814094484" calcext:value-type="float">
            <text:p>31940,5814094484</text:p>
          </table:table-cell>
          <table:table-cell table:formula="of:=STDEVP([.H11:.H110])" office:value-type="float" office:value="1.17593197082144" calcext:value-type="float">
            <text:p>1,17593197082144</text:p>
          </table:table-cell>
          <table:table-cell table:formula="of:=STDEVP([.I11:.I110])" office:value-type="float" office:value="0.126724109781841" calcext:value-type="float">
            <text:p>0,126724109781841</text:p>
          </table:table-cell>
          <table:table-cell table:number-columns-repeated="2"/>
          <table:table-cell table:formula="of:=STDEVP([.L11:.L110])" office:value-type="float" office:value="3871911.20785677" calcext:value-type="float">
            <text:p>3871911,20785677</text:p>
          </table:table-cell>
          <table:table-cell table:formula="of:=STDEVP([.M11:.M110])" office:value-type="float" office:value="2.65394046655158" calcext:value-type="float">
            <text:p>2,65394046655158</text:p>
          </table:table-cell>
          <table:table-cell table:formula="of:=STDEVP([.N11:.N110])" office:value-type="float" office:value="0.0708801805866773" calcext:value-type="float">
            <text:p>0,070880180586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73182" calcext:value-type="float">
            <text:p>73182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9" calcext:value-type="float">
            <text:p>0,9</text:p>
          </table:table-cell>
          <table:table-cell table:number-columns-repeated="2"/>
          <table:table-cell table:formula="of:=MEDIAN([.G11:.G110])" office:value-type="float" office:value="136248" calcext:value-type="float">
            <text:p>136248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81150.5" calcext:value-type="float">
            <text:p>81150,5</text:p>
          </table:table-cell>
          <table:table-cell table:formula="of:=MEDIAN([.M11:.M110])" office:value-type="float" office:value="6" calcext:value-type="float">
            <text:p>6</text:p>
          </table:table-cell>
          <table:table-cell table:formula="of:=MEDIAN([.N11:.N11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60358.78" calcext:value-type="float">
            <text:p>460358,78</text:p>
          </table:table-cell>
          <table:table-cell table:formula="of:=AVERAGE([.C11:.C60])" office:value-type="float" office:value="6.646" calcext:value-type="float">
            <text:p>6,646</text:p>
          </table:table-cell>
          <table:table-cell table:formula="of:=AVERAGE([.D11:.D60])" office:value-type="float" office:value="0.899999999999999" calcext:value-type="float">
            <text:p>0,899999999999999</text:p>
          </table:table-cell>
          <table:table-cell table:number-columns-repeated="2"/>
          <table:table-cell table:formula="of:=AVERAGE([.G11:.G60])" office:value-type="float" office:value="127858.36" calcext:value-type="float">
            <text:p>127858,36</text:p>
          </table:table-cell>
          <table:table-cell table:formula="of:=AVERAGE([.H11:.H60])" office:value-type="float" office:value="10.136" calcext:value-type="float">
            <text:p>10,136</text:p>
          </table:table-cell>
          <table:table-cell table:formula="of:=AVERAGE([.I11:.I60])" office:value-type="float" office:value="1.658" calcext:value-type="float">
            <text:p>1,658</text:p>
          </table:table-cell>
          <table:table-cell table:number-columns-repeated="2"/>
          <table:table-cell table:formula="of:=AVERAGE([.L11:.L60])" office:value-type="float" office:value="893558.22" calcext:value-type="float">
            <text:p>893558,22</text:p>
          </table:table-cell>
          <table:table-cell table:formula="of:=AVERAGE([.M11:.M60])" office:value-type="float" office:value="6.946" calcext:value-type="float">
            <text:p>6,946</text:p>
          </table:table-cell>
          <table:table-cell table:formula="of:=AVERAGE([.N11:.N60])" office:value-type="float" office:value="2.306" calcext:value-type="float">
            <text:p>2,3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65103.42" calcext:value-type="float">
            <text:p>65103,42</text:p>
          </table:table-cell>
          <table:table-cell table:formula="of:=AVERAGE([.C61:.C110])" office:value-type="float" office:value="5.452" calcext:value-type="float">
            <text:p>5,452</text:p>
          </table:table-cell>
          <table:table-cell table:formula="of:=AVERAGE([.D61:.D110])" office:value-type="float" office:value="0.899999999999999" calcext:value-type="float">
            <text:p>0,899999999999999</text:p>
          </table:table-cell>
          <table:table-cell table:number-columns-repeated="2"/>
          <table:table-cell table:formula="of:=AVERAGE([.G61:.G110])" office:value-type="float" office:value="138153.48" calcext:value-type="float">
            <text:p>138153,48</text:p>
          </table:table-cell>
          <table:table-cell table:formula="of:=AVERAGE([.H61:.H110])" office:value-type="float" office:value="10.008" calcext:value-type="float">
            <text:p>10,008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74290.56" calcext:value-type="float">
            <text:p>74290,56</text:p>
          </table:table-cell>
          <table:table-cell table:formula="of:=AVERAGE([.M61:.M110])" office:value-type="float" office:value="5.614" calcext:value-type="float">
            <text:p>5,614</text:p>
          </table:table-cell>
          <table:table-cell table:formula="of:=AVERAGE([.N61:.N110])" office:value-type="float" office:value="2.246" calcext:value-type="float">
            <text:p>2,2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3255.0739056257" calcext:value-type="float">
            <text:p>13255,0739056257</text:p>
          </table:table-cell>
          <table:table-cell table:formula="of:=STDEVP([.C61:.C110])" office:value-type="float" office:value="0.848820357908551" calcext:value-type="float">
            <text:p>0,848820357908551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35955.1010257182" calcext:value-type="float">
            <text:p>35955,1010257182</text:p>
          </table:table-cell>
          <table:table-cell table:formula="of:=STDEVP([.H61:.H110])" office:value-type="float" office:value="0.858566246716" calcext:value-type="float">
            <text:p>0,858566246716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1233.3460002516" calcext:value-type="float">
            <text:p>21233,3460002516</text:p>
          </table:table-cell>
          <table:table-cell table:formula="of:=STDEVP([.M61:.M110])" office:value-type="float" office:value="0.589579511177246" calcext:value-type="float">
            <text:p>0,589579511177246</text:p>
          </table:table-cell>
          <table:table-cell table:formula="of:=STDEVP([.N61:.N110])" office:value-type="float" office:value="0.0498397431775083" calcext:value-type="float">
            <text:p>0,049839743177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9067" calcext:value-type="float">
            <text:p>89067</text:p>
          </table:table-cell>
          <table:table-cell table:formula="of:=MEDIAN([.C11:.C60])" office:value-type="float" office:value="6" calcext:value-type="float">
            <text:p>6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131210.5" calcext:value-type="float">
            <text:p>131210,5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93967" calcext:value-type="float">
            <text:p>93967</text:p>
          </table:table-cell>
          <table:table-cell table:formula="of:=MEDIAN([.M11:.M60])" office:value-type="float" office:value="6" calcext:value-type="float">
            <text:p>6</text:p>
          </table:table-cell>
          <table:table-cell table:formula="of:=MEDIAN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60303.5" calcext:value-type="float">
            <text:p>60303,5</text:p>
          </table:table-cell>
          <table:table-cell table:formula="of:=MEDIAN([.C61:.C110])" office:value-type="float" office:value="5.9" calcext:value-type="float">
            <text:p>5,9</text:p>
          </table:table-cell>
          <table:table-cell table:formula="of:=MEDIAN([.D61:.D110])" office:value-type="float" office:value="0.9" calcext:value-type="float">
            <text:p>0,9</text:p>
          </table:table-cell>
          <table:table-cell table:number-columns-repeated="2"/>
          <table:table-cell table:formula="of:=MEDIAN([.G61:.G110])" office:value-type="float" office:value="140358.5" calcext:value-type="float">
            <text:p>140358,5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75984.5" calcext:value-type="float">
            <text:p>75984,5</text:p>
          </table:table-cell>
          <table:table-cell table:formula="of:=MEDIAN([.M61:.M110])" office:value-type="float" office:value="6" calcext:value-type="float">
            <text:p>6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58593" calcext:value-type="float">
            <text:p>28258593</text:p>
          </table:table-cell>
          <table:table-cell office:value-type="float" office:value="106.2" calcext:value-type="float">
            <text:p>106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03279" calcext:value-type="float">
            <text:p>203279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3674899" calcext:value-type="float">
            <text:p>43674899</text:p>
          </table:table-cell>
          <table:table-cell office:value-type="float" office:value="13.3" calcext:value-type="float">
            <text:p>1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262" calcext:value-type="float">
            <text:p>332262</text:p>
          </table:table-cell>
          <table:table-cell office:value-type="float" office:value="34" calcext:value-type="float">
            <text:p>3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64773" calcext:value-type="float">
            <text:p>164773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2292" calcext:value-type="float">
            <text:p>242292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790" calcext:value-type="float">
            <text:p>195790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3896" calcext:value-type="float">
            <text:p>13389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680" calcext:value-type="float">
            <text:p>270680</text:p>
          </table:table-cell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298" calcext:value-type="float">
            <text:p>232298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5879" calcext:value-type="float">
            <text:p>10587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0838" calcext:value-type="float">
            <text:p>190838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418" calcext:value-type="float">
            <text:p>19941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0730" calcext:value-type="float">
            <text:p>15073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4323" calcext:value-type="float">
            <text:p>204323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191" calcext:value-type="float">
            <text:p>271191</text:p>
          </table:table-cell>
          <table:table-cell office:value-type="float" office:value="16.8" calcext:value-type="float">
            <text:p>16,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5403" calcext:value-type="float">
            <text:p>15540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667" calcext:value-type="float">
            <text:p>14966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445" calcext:value-type="float">
            <text:p>20044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4519" calcext:value-type="float">
            <text:p>15451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1991" calcext:value-type="float">
            <text:p>201991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922" calcext:value-type="float">
            <text:p>116922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2141" calcext:value-type="float">
            <text:p>112141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03" calcext:value-type="float">
            <text:p>59103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52" calcext:value-type="float">
            <text:p>106352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3910" calcext:value-type="float">
            <text:p>10391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169" calcext:value-type="float">
            <text:p>106169</text:p>
          </table:table-cell>
          <table:table-cell office:value-type="float" office:value="13.9" calcext:value-type="float">
            <text:p>13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255" calcext:value-type="float">
            <text:p>11125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7152" calcext:value-type="float">
            <text:p>97152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51" calcext:value-type="float">
            <text:p>6365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04" calcext:value-type="float">
            <text:p>90604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7690" calcext:value-type="float">
            <text:p>167690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35" calcext:value-type="float">
            <text:p>92935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06" calcext:value-type="float">
            <text:p>52106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53963" calcext:value-type="float">
            <text:p>153963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032" calcext:value-type="float">
            <text:p>94032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10" calcext:value-type="float">
            <text:p>73810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44262" calcext:value-type="float">
            <text:p>144262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769" calcext:value-type="float">
            <text:p>937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457" calcext:value-type="float">
            <text:p>109457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78292" calcext:value-type="float">
            <text:p>17829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722" calcext:value-type="float">
            <text:p>101722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113" calcext:value-type="float">
            <text:p>128113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05012" calcext:value-type="float">
            <text:p>205012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279" calcext:value-type="float">
            <text:p>94279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814" calcext:value-type="float">
            <text:p>91814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156" calcext:value-type="float">
            <text:p>146156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317" calcext:value-type="float">
            <text:p>78317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034" calcext:value-type="float">
            <text:p>10303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771" calcext:value-type="float">
            <text:p>106771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92" calcext:value-type="float">
            <text:p>66492</text:p>
          </table:table-cell>
          <table:table-cell office:value-type="float" office:value="11.9" calcext:value-type="float">
            <text:p>11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10" calcext:value-type="float">
            <text:p>101510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758" calcext:value-type="float">
            <text:p>136758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491" calcext:value-type="float">
            <text:p>119491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21" calcext:value-type="float">
            <text:p>86221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0024" calcext:value-type="float">
            <text:p>16002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931" calcext:value-type="float">
            <text:p>102931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67" calcext:value-type="float">
            <text:p>98867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999" calcext:value-type="float">
            <text:p>14499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243" calcext:value-type="float">
            <text:p>93243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120" calcext:value-type="float">
            <text:p>105120</text:p>
          </table:table-cell>
          <table:table-cell office:value-type="float" office:value="11.9" calcext:value-type="float">
            <text:p>11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957" calcext:value-type="float">
            <text:p>8895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127" calcext:value-type="float">
            <text:p>103127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249" calcext:value-type="float">
            <text:p>106249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450" calcext:value-type="float">
            <text:p>100450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104" calcext:value-type="float">
            <text:p>97104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666" calcext:value-type="float">
            <text:p>115666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74178" calcext:value-type="float">
            <text:p>17417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945" calcext:value-type="float">
            <text:p>95945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42" calcext:value-type="float">
            <text:p>85942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912" calcext:value-type="float">
            <text:p>14991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849" calcext:value-type="float">
            <text:p>92849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81" calcext:value-type="float">
            <text:p>89181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0341" calcext:value-type="float">
            <text:p>12034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168" calcext:value-type="float">
            <text:p>113168</text:p>
          </table:table-cell>
          <table:table-cell office:value-type="float" office:value="9.9" calcext:value-type="float">
            <text:p>9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368" calcext:value-type="float">
            <text:p>9736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075" calcext:value-type="float">
            <text:p>105075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606" calcext:value-type="float">
            <text:p>7660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06" calcext:value-type="float">
            <text:p>101606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560" calcext:value-type="float">
            <text:p>14056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526" calcext:value-type="float">
            <text:p>109526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60" calcext:value-type="float">
            <text:p>7056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32433" calcext:value-type="float">
            <text:p>43243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20" calcext:value-type="float">
            <text:p>57120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86" calcext:value-type="float">
            <text:p>62386</text:p>
          </table:table-cell>
          <table:table-cell office:value-type="float" office:value="8.9" calcext:value-type="float">
            <text:p>8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1404" calcext:value-type="float">
            <text:p>15140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4261" calcext:value-type="float">
            <text:p>114261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677" calcext:value-type="float">
            <text:p>55677</text:p>
          </table:table-cell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0693" calcext:value-type="float">
            <text:p>11069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512" calcext:value-type="float">
            <text:p>10151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52" calcext:value-type="float">
            <text:p>60052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9145" calcext:value-type="float">
            <text:p>8914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175" calcext:value-type="float">
            <text:p>87175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77" calcext:value-type="float">
            <text:p>6437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7565" calcext:value-type="float">
            <text:p>13756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595" calcext:value-type="float">
            <text:p>83595</text:p>
          </table:table-cell>
          <table:table-cell office:value-type="float" office:value="11.9" calcext:value-type="float">
            <text:p>11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46" calcext:value-type="float">
            <text:p>71246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1760" calcext:value-type="float">
            <text:p>151760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126" calcext:value-type="float">
            <text:p>58126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600" calcext:value-type="float">
            <text:p>91600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0552" calcext:value-type="float">
            <text:p>80552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64" calcext:value-type="float">
            <text:p>60564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43" calcext:value-type="float">
            <text:p>80243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0570" calcext:value-type="float">
            <text:p>15057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58" calcext:value-type="float">
            <text:p>56758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79" calcext:value-type="float">
            <text:p>78679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4838" calcext:value-type="float">
            <text:p>144838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62" calcext:value-type="float">
            <text:p>8386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35" calcext:value-type="float">
            <text:p>97035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9242" calcext:value-type="float">
            <text:p>14924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748" calcext:value-type="float">
            <text:p>88748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88" calcext:value-type="float">
            <text:p>98988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6569" calcext:value-type="float">
            <text:p>15656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313" calcext:value-type="float">
            <text:p>92313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242" calcext:value-type="float">
            <text:p>130242</text:p>
          </table:table-cell>
          <table:table-cell office:value-type="float" office:value="12.9" calcext:value-type="float">
            <text:p>12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4529" calcext:value-type="float">
            <text:p>14452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340" calcext:value-type="float">
            <text:p>73340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997" calcext:value-type="float">
            <text:p>91997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4822" calcext:value-type="float">
            <text:p>144822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360" calcext:value-type="float">
            <text:p>87360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89" calcext:value-type="float">
            <text:p>84589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6704" calcext:value-type="float">
            <text:p>11670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449" calcext:value-type="float">
            <text:p>92449</text:p>
          </table:table-cell>
          <table:table-cell office:value-type="float" office:value="11.9" calcext:value-type="float">
            <text:p>11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27" calcext:value-type="float">
            <text:p>9742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1730" calcext:value-type="float">
            <text:p>101730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69" calcext:value-type="float">
            <text:p>83669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82" calcext:value-type="float">
            <text:p>83082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2559" calcext:value-type="float">
            <text:p>14255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316" calcext:value-type="float">
            <text:p>13531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794" calcext:value-type="float">
            <text:p>9079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5024" calcext:value-type="float">
            <text:p>12502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71" calcext:value-type="float">
            <text:p>62871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05" calcext:value-type="float">
            <text:p>93605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4757" calcext:value-type="float">
            <text:p>12475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008" calcext:value-type="float">
            <text:p>81008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11" calcext:value-type="float">
            <text:p>104411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65815" calcext:value-type="float">
            <text:p>16581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984" calcext:value-type="float">
            <text:p>80984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52" calcext:value-type="float">
            <text:p>79152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2279" calcext:value-type="float">
            <text:p>10227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392" calcext:value-type="float">
            <text:p>9339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06" calcext:value-type="float">
            <text:p>98406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0769" calcext:value-type="float">
            <text:p>15076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890" calcext:value-type="float">
            <text:p>8689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064" calcext:value-type="float">
            <text:p>112064</text:p>
          </table:table-cell>
          <table:table-cell office:value-type="float" office:value="12.9" calcext:value-type="float">
            <text:p>12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00099" calcext:value-type="float">
            <text:p>20009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433" calcext:value-type="float">
            <text:p>774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13" calcext:value-type="float">
            <text:p>66713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1633" calcext:value-type="float">
            <text:p>71633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567" calcext:value-type="float">
            <text:p>9356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85" calcext:value-type="float">
            <text:p>85285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3427" calcext:value-type="float">
            <text:p>15342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28" calcext:value-type="float">
            <text:p>882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35" calcext:value-type="float">
            <text:p>97035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4268" calcext:value-type="float">
            <text:p>11426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58" calcext:value-type="float">
            <text:p>950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44" calcext:value-type="float">
            <text:p>8944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0078" calcext:value-type="float">
            <text:p>13007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93" calcext:value-type="float">
            <text:p>598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36" calcext:value-type="float">
            <text:p>111536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4824" calcext:value-type="float">
            <text:p>7482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00" calcext:value-type="float">
            <text:p>61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88" calcext:value-type="float">
            <text:p>97088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4229" calcext:value-type="float">
            <text:p>14422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734" calcext:value-type="float">
            <text:p>1257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01" calcext:value-type="float">
            <text:p>88501</text:p>
          </table:table-cell>
          <table:table-cell office:value-type="float" office:value="31.7" calcext:value-type="float">
            <text:p>31,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5294" calcext:value-type="float">
            <text:p>13529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56" calcext:value-type="float">
            <text:p>625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911" calcext:value-type="float">
            <text:p>141911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1719" calcext:value-type="float">
            <text:p>8171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90" calcext:value-type="float">
            <text:p>378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42" calcext:value-type="float">
            <text:p>75642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8772" calcext:value-type="float">
            <text:p>158772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09" calcext:value-type="float">
            <text:p>3550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97" calcext:value-type="float">
            <text:p>8019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1891" calcext:value-type="float">
            <text:p>14189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255" calcext:value-type="float">
            <text:p>44255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86" calcext:value-type="float">
            <text:p>75686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1679" calcext:value-type="float">
            <text:p>131679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59" calcext:value-type="float">
            <text:p>562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14" calcext:value-type="float">
            <text:p>79214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4078" calcext:value-type="float">
            <text:p>15407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388" calcext:value-type="float">
            <text:p>703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63" calcext:value-type="float">
            <text:p>75463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9358" calcext:value-type="float">
            <text:p>10935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82" calcext:value-type="float">
            <text:p>727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068" calcext:value-type="float">
            <text:p>93068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8545" calcext:value-type="float">
            <text:p>13854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437" calcext:value-type="float">
            <text:p>374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38" calcext:value-type="float">
            <text:p>77038</text:p>
          </table:table-cell>
          <table:table-cell office:value-type="float" office:value="11.9" calcext:value-type="float">
            <text:p>11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5488" calcext:value-type="float">
            <text:p>12548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90" calcext:value-type="float">
            <text:p>548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97" calcext:value-type="float">
            <text:p>56797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2927" calcext:value-type="float">
            <text:p>112927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01" calcext:value-type="float">
            <text:p>572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59" calcext:value-type="float">
            <text:p>84759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3508" calcext:value-type="float">
            <text:p>133508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09" calcext:value-type="float">
            <text:p>738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05" calcext:value-type="float">
            <text:p>85505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6982" calcext:value-type="float">
            <text:p>11698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789" calcext:value-type="float">
            <text:p>6078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76" calcext:value-type="float">
            <text:p>77476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8537" calcext:value-type="float">
            <text:p>15853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373" calcext:value-type="float">
            <text:p>893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75" calcext:value-type="float">
            <text:p>67675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1148" calcext:value-type="float">
            <text:p>14114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61" calcext:value-type="float">
            <text:p>832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41" calcext:value-type="float">
            <text:p>7894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9067" calcext:value-type="float">
            <text:p>15906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87" calcext:value-type="float">
            <text:p>6438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01" calcext:value-type="float">
            <text:p>6130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6139" calcext:value-type="float">
            <text:p>14613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407" calcext:value-type="float">
            <text:p>414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23" calcext:value-type="float">
            <text:p>38723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0213" calcext:value-type="float">
            <text:p>13021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349" calcext:value-type="float">
            <text:p>1023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06" calcext:value-type="float">
            <text:p>66606</text:p>
          </table:table-cell>
          <table:table-cell office:value-type="float" office:value="10.9" calcext:value-type="float">
            <text:p>10,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520" calcext:value-type="float">
            <text:p>14252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644" calcext:value-type="float">
            <text:p>1176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92" calcext:value-type="float">
            <text:p>70892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3225" calcext:value-type="float">
            <text:p>103225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001" calcext:value-type="float">
            <text:p>87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36" calcext:value-type="float">
            <text:p>45136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075" calcext:value-type="float">
            <text:p>14207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067" calcext:value-type="float">
            <text:p>6906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18" calcext:value-type="float">
            <text:p>3771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777" calcext:value-type="float">
            <text:p>14277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82" calcext:value-type="float">
            <text:p>567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39" calcext:value-type="float">
            <text:p>59839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8065" calcext:value-type="float">
            <text:p>15806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622" calcext:value-type="float">
            <text:p>336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2" calcext:value-type="float">
            <text:p>47902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7698" calcext:value-type="float">
            <text:p>14769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90" calcext:value-type="float">
            <text:p>670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09" calcext:value-type="float">
            <text:p>58509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7511" calcext:value-type="float">
            <text:p>15751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75" calcext:value-type="float">
            <text:p>348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20" calcext:value-type="float">
            <text:p>76120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3415" calcext:value-type="float">
            <text:p>15341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74" calcext:value-type="float">
            <text:p>623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534" calcext:value-type="float">
            <text:p>102534</text:p>
          </table:table-cell>
          <table:table-cell office:value-type="float" office:value="11.9" calcext:value-type="float">
            <text:p>11,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8253" calcext:value-type="float">
            <text:p>15825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85" calcext:value-type="float">
            <text:p>651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39" calcext:value-type="float">
            <text:p>58839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7247" calcext:value-type="float">
            <text:p>157247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36" calcext:value-type="float">
            <text:p>6513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75" calcext:value-type="float">
            <text:p>6527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6121" calcext:value-type="float">
            <text:p>146121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602" calcext:value-type="float">
            <text:p>1186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53" calcext:value-type="float">
            <text:p>46453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7469" calcext:value-type="float">
            <text:p>15746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40" calcext:value-type="float">
            <text:p>678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07" calcext:value-type="float">
            <text:p>6410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7421" calcext:value-type="float">
            <text:p>13742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51" calcext:value-type="float">
            <text:p>5625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66" calcext:value-type="float">
            <text:p>65166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3783" calcext:value-type="float">
            <text:p>14378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50" calcext:value-type="float">
            <text:p>34950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64" calcext:value-type="float">
            <text:p>51664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1028" calcext:value-type="float">
            <text:p>10102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854" calcext:value-type="float">
            <text:p>58854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47" calcext:value-type="float">
            <text:p>6634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6802" calcext:value-type="float">
            <text:p>12680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884" calcext:value-type="float">
            <text:p>42884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44" calcext:value-type="float">
            <text:p>65344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6538" calcext:value-type="float">
            <text:p>14653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72" calcext:value-type="float">
            <text:p>38872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72" calcext:value-type="float">
            <text:p>56572</text:p>
          </table:table-cell>
          <table:table-cell office:value-type="float" office:value="10.9" calcext:value-type="float">
            <text:p>10,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1865" calcext:value-type="float">
            <text:p>101865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39" calcext:value-type="float">
            <text:p>48839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92" calcext:value-type="float">
            <text:p>7409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0922" calcext:value-type="float">
            <text:p>11092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91" calcext:value-type="float">
            <text:p>66491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07" calcext:value-type="float">
            <text:p>42007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89686" calcext:value-type="float">
            <text:p>8968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43" calcext:value-type="float">
            <text:p>39443</text:p>
          </table:table-cell>
          <table:table-cell office:value-type="float" office:value="9.9" calcext:value-type="float">
            <text:p>9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50" calcext:value-type="float">
            <text:p>65250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3064" calcext:value-type="float">
            <text:p>9306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73" calcext:value-type="float">
            <text:p>39773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43" calcext:value-type="float">
            <text:p>84143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2540" calcext:value-type="float">
            <text:p>12254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25" calcext:value-type="float">
            <text:p>6282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25" calcext:value-type="float">
            <text:p>4982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3425" calcext:value-type="float">
            <text:p>14342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56" calcext:value-type="float">
            <text:p>33556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2873" calcext:value-type="float">
            <text:p>12287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99" calcext:value-type="float">
            <text:p>3679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24" calcext:value-type="float">
            <text:p>70224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0592" calcext:value-type="float">
            <text:p>160592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919" calcext:value-type="float">
            <text:p>56919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47" calcext:value-type="float">
            <text:p>79447</text:p>
          </table:table-cell>
          <table:table-cell office:value-type="float" office:value="13.9" calcext:value-type="float">
            <text:p>13,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4064" calcext:value-type="float">
            <text:p>154064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07" calcext:value-type="float">
            <text:p>64307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25" calcext:value-type="float">
            <text:p>76025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9885" calcext:value-type="float">
            <text:p>14988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55" calcext:value-type="float">
            <text:p>53055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72" calcext:value-type="float">
            <text:p>48972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116" calcext:value-type="float">
            <text:p>13811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15" calcext:value-type="float">
            <text:p>62315</text:p>
          </table:table-cell>
          <table:table-cell office:value-type="float" office:value="10.9" calcext:value-type="float">
            <text:p>10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371783.12" calcext:value-type="float">
            <text:p>371783,12</text:p>
          </table:table-cell>
          <table:table-cell table:formula="of:=AVERAGE([.C121:.C220])" office:value-type="float" office:value="14.276" calcext:value-type="float">
            <text:p>14,276</text:p>
          </table:table-cell>
          <table:table-cell table:formula="of:=AVERAGE([.D121:.D220])" office:value-type="float" office:value="3.357" calcext:value-type="float">
            <text:p>3,357</text:p>
          </table:table-cell>
          <table:table-cell table:number-columns-repeated="2"/>
          <table:table-cell table:formula="of:=AVERAGE([.G121:.G220])" office:value-type="float" office:value="138517.24" calcext:value-type="float">
            <text:p>138517,24</text:p>
          </table:table-cell>
          <table:table-cell table:formula="of:=AVERAGE([.H121:.H220])" office:value-type="float" office:value="21.663" calcext:value-type="float">
            <text:p>21,663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518373.68" calcext:value-type="float">
            <text:p>518373,68</text:p>
          </table:table-cell>
          <table:table-cell table:formula="of:=AVERAGE([.M121:.M220])" office:value-type="float" office:value="11.381" calcext:value-type="float">
            <text:p>11,381</text:p>
          </table:table-cell>
          <table:table-cell table:formula="of:=AVERAGE([.N121:.N220])" office:value-type="float" office:value="4.767" calcext:value-type="float">
            <text:p>4,7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803085.1242025" calcext:value-type="float">
            <text:p>2803085,1242025</text:p>
          </table:table-cell>
          <table:table-cell table:formula="of:=STDEVP([.C121:.C220])" office:value-type="float" office:value="9.87435182682894" calcext:value-type="float">
            <text:p>9,87435182682894</text:p>
          </table:table-cell>
          <table:table-cell table:formula="of:=STDEVP([.D121:.D220])" office:value-type="float" office:value="0.601207950712563" calcext:value-type="float">
            <text:p>0,601207950712563</text:p>
          </table:table-cell>
          <table:table-cell table:number-columns-repeated="2"/>
          <table:table-cell table:formula="of:=STDEVP([.G121:.G220])" office:value-type="float" office:value="39690.0201937767" calcext:value-type="float">
            <text:p>39690,0201937767</text:p>
          </table:table-cell>
          <table:table-cell table:formula="of:=STDEVP([.H121:.H220])" office:value-type="float" office:value="1.87300053390275" calcext:value-type="float">
            <text:p>1,87300053390275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4337585.57695025" calcext:value-type="float">
            <text:p>4337585,57695025</text:p>
          </table:table-cell>
          <table:table-cell table:formula="of:=STDEVP([.M121:.M220])" office:value-type="float" office:value="2.57583753369656" calcext:value-type="float">
            <text:p>2,57583753369656</text:p>
          </table:table-cell>
          <table:table-cell table:formula="of:=STDEVP([.N121:.N220])" office:value-type="float" office:value="0.672317633265706" calcext:value-type="float">
            <text:p>0,6723176332657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81662.5" calcext:value-type="float">
            <text:p>81662,5</text:p>
          </table:table-cell>
          <table:table-cell table:formula="of:=MEDIAN([.C121:.C220])" office:value-type="float" office:value="13" calcext:value-type="float">
            <text:p>13</text:p>
          </table:table-cell>
          <table:table-cell table:formula="of:=MEDIAN([.D121:.D220])" office:value-type="float" office:value="3.6" calcext:value-type="float">
            <text:p>3,6</text:p>
          </table:table-cell>
          <table:table-cell table:number-columns-repeated="2"/>
          <table:table-cell table:formula="of:=MEDIAN([.G121:.G220])" office:value-type="float" office:value="142539.5" calcext:value-type="float">
            <text:p>142539,5</text:p>
          </table:table-cell>
          <table:table-cell table:formula="of:=MEDIAN([.H121:.H220])" office:value-type="float" office:value="22" calcext:value-type="float">
            <text:p>22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75207.5" calcext:value-type="float">
            <text:p>75207,5</text:p>
          </table:table-cell>
          <table:table-cell table:formula="of:=MEDIAN([.M121:.M220])" office:value-type="float" office:value="11" calcext:value-type="float">
            <text:p>11</text:p>
          </table:table-cell>
          <table:table-cell table:formula="of:=MEDIAN([.N12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672490.38" calcext:value-type="float">
            <text:p>672490,38</text:p>
          </table:table-cell>
          <table:table-cell table:formula="of:=AVERAGE([.C121:.C170])" office:value-type="float" office:value="15.808" calcext:value-type="float">
            <text:p>15,808</text:p>
          </table:table-cell>
          <table:table-cell table:formula="of:=AVERAGE([.D121:.D170])" office:value-type="float" office:value="3.192" calcext:value-type="float">
            <text:p>3,192</text:p>
          </table:table-cell>
          <table:table-cell table:number-columns-repeated="2"/>
          <table:table-cell table:formula="of:=AVERAGE([.G121:.G170])" office:value-type="float" office:value="143011.46" calcext:value-type="float">
            <text:p>143011,46</text:p>
          </table:table-cell>
          <table:table-cell table:formula="of:=AVERAGE([.H121:.H170])" office:value-type="float" office:value="21.81" calcext:value-type="float">
            <text:p>21,81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974429.24" calcext:value-type="float">
            <text:p>974429,24</text:p>
          </table:table-cell>
          <table:table-cell table:formula="of:=AVERAGE([.M121:.M170])" office:value-type="float" office:value="12.094" calcext:value-type="float">
            <text:p>12,094</text:p>
          </table:table-cell>
          <table:table-cell table:formula="of:=AVERAGE([.N121:.N170])" office:value-type="float" office:value="4.566" calcext:value-type="float">
            <text:p>4,5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71075.86" calcext:value-type="float">
            <text:p>71075,86</text:p>
          </table:table-cell>
          <table:table-cell table:formula="of:=AVERAGE([.C171:.C220])" office:value-type="float" office:value="12.744" calcext:value-type="float">
            <text:p>12,744</text:p>
          </table:table-cell>
          <table:table-cell table:formula="of:=AVERAGE([.D171:.D220])" office:value-type="float" office:value="3.522" calcext:value-type="float">
            <text:p>3,522</text:p>
          </table:table-cell>
          <table:table-cell table:number-columns-repeated="2"/>
          <table:table-cell table:formula="of:=AVERAGE([.G171:.G220])" office:value-type="float" office:value="134023.02" calcext:value-type="float">
            <text:p>134023,02</text:p>
          </table:table-cell>
          <table:table-cell table:formula="of:=AVERAGE([.H171:.H220])" office:value-type="float" office:value="21.516" calcext:value-type="float">
            <text:p>21,516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62318.12" calcext:value-type="float">
            <text:p>62318,12</text:p>
          </table:table-cell>
          <table:table-cell table:formula="of:=AVERAGE([.M171:.M220])" office:value-type="float" office:value="10.668" calcext:value-type="float">
            <text:p>10,668</text:p>
          </table:table-cell>
          <table:table-cell table:formula="of:=AVERAGE([.N171:.N220])" office:value-type="float" office:value="4.968" calcext:value-type="float">
            <text:p>4,9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9809.4079103945" calcext:value-type="float">
            <text:p>19809,4079103945</text:p>
          </table:table-cell>
          <table:table-cell table:formula="of:=STDEVP([.C171:.C220])" office:value-type="float" office:value="2.98818741045471" calcext:value-type="float">
            <text:p>2,98818741045471</text:p>
          </table:table-cell>
          <table:table-cell table:formula="of:=STDEVP([.D171:.D220])" office:value-type="float" office:value="0.0575847201955519" calcext:value-type="float">
            <text:p>0,057584720195552</text:p>
          </table:table-cell>
          <table:table-cell table:number-columns-repeated="2"/>
          <table:table-cell table:formula="of:=STDEVP([.G171:.G220])" office:value-type="float" office:value="21955.1530074286" calcext:value-type="float">
            <text:p>21955,1530074286</text:p>
          </table:table-cell>
          <table:table-cell table:formula="of:=STDEVP([.H171:.H220])" office:value-type="float" office:value="1.51213226934683" calcext:value-type="float">
            <text:p>1,51213226934683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22265.8993024221" calcext:value-type="float">
            <text:p>22265,8993024221</text:p>
          </table:table-cell>
          <table:table-cell table:formula="of:=STDEVP([.M171:.M220])" office:value-type="float" office:value="1.63063668546982" calcext:value-type="float">
            <text:p>1,63063668546982</text:p>
          </table:table-cell>
          <table:table-cell table:formula="of:=STDEVP([.N171:.N220])" office:value-type="float" office:value="0.0466476151587622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97397.5" calcext:value-type="float">
            <text:p>97397,5</text:p>
          </table:table-cell>
          <table:table-cell table:formula="of:=MEDIAN([.C121:.C170])" office:value-type="float" office:value="13" calcext:value-type="float">
            <text:p>13</text:p>
          </table:table-cell>
          <table:table-cell table:formula="of:=MEDIAN([.D121:.D170])" office:value-type="float" office:value="3.6" calcext:value-type="float">
            <text:p>3,6</text:p>
          </table:table-cell>
          <table:table-cell table:number-columns-repeated="2"/>
          <table:table-cell table:formula="of:=MEDIAN([.G121:.G170])" office:value-type="float" office:value="144675.5" calcext:value-type="float">
            <text:p>144675,5</text:p>
          </table:table-cell>
          <table:table-cell table:formula="of:=MEDIAN([.H121:.H170])" office:value-type="float" office:value="22" calcext:value-type="float">
            <text:p>22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93089" calcext:value-type="float">
            <text:p>93089</text:p>
          </table:table-cell>
          <table:table-cell table:formula="of:=MEDIAN([.M121:.M170])" office:value-type="float" office:value="11" calcext:value-type="float">
            <text:p>11</text:p>
          </table:table-cell>
          <table:table-cell table:formula="of:=MEDIAN([.N121:.N17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70558" calcext:value-type="float">
            <text:p>70558</text:p>
          </table:table-cell>
          <table:table-cell table:formula="of:=MEDIAN([.C171:.C220])" office:value-type="float" office:value="12.5" calcext:value-type="float">
            <text:p>12,5</text:p>
          </table:table-cell>
          <table:table-cell table:formula="of:=MEDIAN([.D171:.D220])" office:value-type="float" office:value="3.5" calcext:value-type="float">
            <text:p>3,5</text:p>
          </table:table-cell>
          <table:table-cell table:number-columns-repeated="2"/>
          <table:table-cell table:formula="of:=MEDIAN([.G171:.G220])" office:value-type="float" office:value="141519.5" calcext:value-type="float">
            <text:p>141519,5</text:p>
          </table:table-cell>
          <table:table-cell table:formula="of:=MEDIAN([.H171:.H220])" office:value-type="float" office:value="21.4" calcext:value-type="float">
            <text:p>21,4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60944.5" calcext:value-type="float">
            <text:p>60944,5</text:p>
          </table:table-cell>
          <table:table-cell table:formula="of:=MEDIAN([.M171:.M220])" office:value-type="float" office:value="10.9" calcext:value-type="float">
            <text:p>10,9</text:p>
          </table:table-cell>
          <table:table-cell table:formula="of:=MEDIAN([.N17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307736" calcext:value-type="float">
            <text:p>11307736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10441" calcext:value-type="float">
            <text:p>11044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9534947" calcext:value-type="float">
            <text:p>39534947</text:p>
          </table:table-cell>
          <table:table-cell office:value-type="float" office:value="106.7" calcext:value-type="float">
            <text:p>10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856" calcext:value-type="float">
            <text:p>140856</text:p>
          </table:table-cell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5567" calcext:value-type="float">
            <text:p>10556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810" calcext:value-type="float">
            <text:p>239810</text:p>
          </table:table-cell>
          <table:table-cell office:value-type="float" office:value="56.4" calcext:value-type="float">
            <text:p>56,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168" calcext:value-type="float">
            <text:p>260168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3279" calcext:value-type="float">
            <text:p>14327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43" calcext:value-type="float">
            <text:p>59443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669" calcext:value-type="float">
            <text:p>118669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5959" calcext:value-type="float">
            <text:p>125959</text:p>
          </table:table-cell>
          <table:table-cell office:value-type="float" office:value="34.7" calcext:value-type="float">
            <text:p>34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353" calcext:value-type="float">
            <text:p>104353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837" calcext:value-type="float">
            <text:p>94837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5034" calcext:value-type="float">
            <text:p>15503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88" calcext:value-type="float">
            <text:p>62888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97" calcext:value-type="float">
            <text:p>91297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4435" calcext:value-type="float">
            <text:p>14443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632" calcext:value-type="float">
            <text:p>82632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17" calcext:value-type="float">
            <text:p>76017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61337" calcext:value-type="float">
            <text:p>16133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6319" calcext:value-type="float">
            <text:p>136319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156" calcext:value-type="float">
            <text:p>107156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798" calcext:value-type="float">
            <text:p>145798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00" calcext:value-type="float">
            <text:p>66600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98" calcext:value-type="float">
            <text:p>62098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564" calcext:value-type="float">
            <text:p>139564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75" calcext:value-type="float">
            <text:p>57975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39" calcext:value-type="float">
            <text:p>81239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905" calcext:value-type="float">
            <text:p>14490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372" calcext:value-type="float">
            <text:p>93372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87" calcext:value-type="float">
            <text:p>59087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757" calcext:value-type="float">
            <text:p>12975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71" calcext:value-type="float">
            <text:p>77271</text:p>
          </table:table-cell>
          <table:table-cell office:value-type="float" office:value="23.8" calcext:value-type="float">
            <text:p>23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06" calcext:value-type="float">
            <text:p>77606</text:p>
          </table:table-cell>
          <table:table-cell office:value-type="float" office:value="19" calcext:value-type="float">
            <text:p>1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265" calcext:value-type="float">
            <text:p>107265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77" calcext:value-type="float">
            <text:p>57877</text:p>
          </table:table-cell>
          <table:table-cell office:value-type="float" office:value="18" calcext:value-type="float">
            <text:p>1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80" calcext:value-type="float">
            <text:p>65380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275" calcext:value-type="float">
            <text:p>14727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453" calcext:value-type="float">
            <text:p>79453</text:p>
          </table:table-cell>
          <table:table-cell office:value-type="float" office:value="27" calcext:value-type="float">
            <text:p>2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1" calcext:value-type="float">
            <text:p>8303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250" calcext:value-type="float">
            <text:p>14925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03" calcext:value-type="float">
            <text:p>66203</text:p>
          </table:table-cell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0" calcext:value-type="float">
            <text:p>63360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960" calcext:value-type="float">
            <text:p>12896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5480" calcext:value-type="float">
            <text:p>11548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91" calcext:value-type="float">
            <text:p>98991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005" calcext:value-type="float">
            <text:p>14500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160" calcext:value-type="float">
            <text:p>9716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317" calcext:value-type="float">
            <text:p>96317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084" calcext:value-type="float">
            <text:p>12808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020" calcext:value-type="float">
            <text:p>780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19" calcext:value-type="float">
            <text:p>103919</text:p>
          </table:table-cell>
          <table:table-cell office:value-type="float" office:value="27.7" calcext:value-type="float">
            <text:p>27,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909" calcext:value-type="float">
            <text:p>15290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53" calcext:value-type="float">
            <text:p>5935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37" calcext:value-type="float">
            <text:p>8513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9588" calcext:value-type="float">
            <text:p>119588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385" calcext:value-type="float">
            <text:p>84385</text:p>
          </table:table-cell>
          <table:table-cell office:value-type="float" office:value="18.8" calcext:value-type="float">
            <text:p>18,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543" calcext:value-type="float">
            <text:p>9054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488" calcext:value-type="float">
            <text:p>145488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60" calcext:value-type="float">
            <text:p>50460</text:p>
          </table:table-cell>
          <table:table-cell office:value-type="float" office:value="18" calcext:value-type="float">
            <text:p>1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54" calcext:value-type="float">
            <text:p>7595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1434" calcext:value-type="float">
            <text:p>13143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354" calcext:value-type="float">
            <text:p>88354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65" calcext:value-type="float">
            <text:p>70865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2991" calcext:value-type="float">
            <text:p>10299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89" calcext:value-type="float">
            <text:p>66189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328" calcext:value-type="float">
            <text:p>87328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331" calcext:value-type="float">
            <text:p>136331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52" calcext:value-type="float">
            <text:p>37652</text:p>
          </table:table-cell>
          <table:table-cell office:value-type="float" office:value="19" calcext:value-type="float">
            <text:p>1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14" calcext:value-type="float">
            <text:p>43914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969" calcext:value-type="float">
            <text:p>12996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403" calcext:value-type="float">
            <text:p>105403</text:p>
          </table:table-cell>
          <table:table-cell office:value-type="float" office:value="28" calcext:value-type="float">
            <text:p>2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93" calcext:value-type="float">
            <text:p>5399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417" calcext:value-type="float">
            <text:p>13641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296" calcext:value-type="float">
            <text:p>75296</text:p>
          </table:table-cell>
          <table:table-cell office:value-type="float" office:value="33" calcext:value-type="float">
            <text:p>3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91" calcext:value-type="float">
            <text:p>73591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577" calcext:value-type="float">
            <text:p>14957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218" calcext:value-type="float">
            <text:p>103218</text:p>
          </table:table-cell>
          <table:table-cell office:value-type="float" office:value="29" calcext:value-type="float">
            <text:p>2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938" calcext:value-type="float">
            <text:p>51938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6176" calcext:value-type="float">
            <text:p>86176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50" calcext:value-type="float">
            <text:p>90650</text:p>
          </table:table-cell>
          <table:table-cell office:value-type="float" office:value="26" calcext:value-type="float">
            <text:p>26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34" calcext:value-type="float">
            <text:p>90634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7873" calcext:value-type="float">
            <text:p>87873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764" calcext:value-type="float">
            <text:p>83764</text:p>
          </table:table-cell>
          <table:table-cell office:value-type="float" office:value="31.7" calcext:value-type="float">
            <text:p>31,7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51" calcext:value-type="float">
            <text:p>42951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037" calcext:value-type="float">
            <text:p>103037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83" calcext:value-type="float">
            <text:p>6108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11" calcext:value-type="float">
            <text:p>6481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0088" calcext:value-type="float">
            <text:p>11008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083" calcext:value-type="float">
            <text:p>7408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72" calcext:value-type="float">
            <text:p>7187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423" calcext:value-type="float">
            <text:p>80423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191" calcext:value-type="float">
            <text:p>71191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15" calcext:value-type="float">
            <text:p>8411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042" calcext:value-type="float">
            <text:p>139042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18" calcext:value-type="float">
            <text:p>65218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98" calcext:value-type="float">
            <text:p>4859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384" calcext:value-type="float">
            <text:p>151384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16" calcext:value-type="float">
            <text:p>72616</text:p>
          </table:table-cell>
          <table:table-cell office:value-type="float" office:value="25" calcext:value-type="float">
            <text:p>25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56" calcext:value-type="float">
            <text:p>38256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11844" calcext:value-type="float">
            <text:p>21184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23" calcext:value-type="float">
            <text:p>63323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84" calcext:value-type="float">
            <text:p>47084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392" calcext:value-type="float">
            <text:p>13339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567" calcext:value-type="float">
            <text:p>64567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29" calcext:value-type="float">
            <text:p>66129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276" calcext:value-type="float">
            <text:p>151276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78" calcext:value-type="float">
            <text:p>61378</text:p>
          </table:table-cell>
          <table:table-cell office:value-type="float" office:value="22.8" calcext:value-type="float">
            <text:p>22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42" calcext:value-type="float">
            <text:p>3894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973" calcext:value-type="float">
            <text:p>9797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36" calcext:value-type="float">
            <text:p>62536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82" calcext:value-type="float">
            <text:p>4008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950" calcext:value-type="float">
            <text:p>9095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07" calcext:value-type="float">
            <text:p>61107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01" calcext:value-type="float">
            <text:p>62301</text:p>
          </table:table-cell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373" calcext:value-type="float">
            <text:p>9237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22" calcext:value-type="float">
            <text:p>55422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48" calcext:value-type="float">
            <text:p>4704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237" calcext:value-type="float">
            <text:p>97237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938" calcext:value-type="float">
            <text:p>9193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149" calcext:value-type="float">
            <text:p>139149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686" calcext:value-type="float">
            <text:p>40686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88" calcext:value-type="float">
            <text:p>6308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7080" calcext:value-type="float">
            <text:p>87080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49" calcext:value-type="float">
            <text:p>5704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76" calcext:value-type="float">
            <text:p>71576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436" calcext:value-type="float">
            <text:p>88436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47" calcext:value-type="float">
            <text:p>38447</text:p>
          </table:table-cell>
          <table:table-cell office:value-type="float" office:value="19.8" calcext:value-type="float">
            <text:p>19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93" calcext:value-type="float">
            <text:p>65293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836" calcext:value-type="float">
            <text:p>101836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04" calcext:value-type="float">
            <text:p>50804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64" calcext:value-type="float">
            <text:p>73364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418" calcext:value-type="float">
            <text:p>14541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429" calcext:value-type="float">
            <text:p>4442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58" calcext:value-type="float">
            <text:p>56158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784" calcext:value-type="float">
            <text:p>106784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92" calcext:value-type="float">
            <text:p>34592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82" calcext:value-type="float">
            <text:p>7488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319" calcext:value-type="float">
            <text:p>84319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876" calcext:value-type="float">
            <text:p>40876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22" calcext:value-type="float">
            <text:p>5412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159" calcext:value-type="float">
            <text:p>10015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925" calcext:value-type="float">
            <text:p>35925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03" calcext:value-type="float">
            <text:p>5390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2788" calcext:value-type="float">
            <text:p>132788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43" calcext:value-type="float">
            <text:p>40743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52" calcext:value-type="float">
            <text:p>63752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249" calcext:value-type="float">
            <text:p>9024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10" calcext:value-type="float">
            <text:p>5751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85" calcext:value-type="float">
            <text:p>5808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037" calcext:value-type="float">
            <text:p>10403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911" calcext:value-type="float">
            <text:p>32911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81" calcext:value-type="float">
            <text:p>3218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547" calcext:value-type="float">
            <text:p>95547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40" calcext:value-type="float">
            <text:p>5044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60" calcext:value-type="float">
            <text:p>37860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92" calcext:value-type="float">
            <text:p>6509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65" calcext:value-type="float">
            <text:p>44165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5293" calcext:value-type="float">
            <text:p>12529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70" calcext:value-type="float">
            <text:p>47470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89" calcext:value-type="float">
            <text:p>6238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667" calcext:value-type="float">
            <text:p>13666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80" calcext:value-type="float">
            <text:p>6598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58" calcext:value-type="float">
            <text:p>4285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499" calcext:value-type="float">
            <text:p>9449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030" calcext:value-type="float">
            <text:p>40030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40" calcext:value-type="float">
            <text:p>6404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273" calcext:value-type="float">
            <text:p>13727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76" calcext:value-type="float">
            <text:p>5757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15" calcext:value-type="float">
            <text:p>56515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974" calcext:value-type="float">
            <text:p>13597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30" calcext:value-type="float">
            <text:p>4043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188" calcext:value-type="float">
            <text:p>182188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268" calcext:value-type="float">
            <text:p>12626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54" calcext:value-type="float">
            <text:p>6815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096" calcext:value-type="float">
            <text:p>12809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801" calcext:value-type="float">
            <text:p>15580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49" calcext:value-type="float">
            <text:p>65249</text:p>
          </table:table-cell>
          <table:table-cell office:value-type="float" office:value="19.8" calcext:value-type="float">
            <text:p>19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04910" calcext:value-type="float">
            <text:p>10204910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5985" calcext:value-type="float">
            <text:p>75985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11" calcext:value-type="float">
            <text:p>63311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51" calcext:value-type="float">
            <text:p>6325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7161" calcext:value-type="float">
            <text:p>12716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92" calcext:value-type="float">
            <text:p>36392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49" calcext:value-type="float">
            <text:p>59549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008" calcext:value-type="float">
            <text:p>15000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89" calcext:value-type="float">
            <text:p>3788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084" calcext:value-type="float">
            <text:p>399084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970" calcext:value-type="float">
            <text:p>12697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25" calcext:value-type="float">
            <text:p>54325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67" calcext:value-type="float">
            <text:p>54467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2435" calcext:value-type="float">
            <text:p>102435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757" calcext:value-type="float">
            <text:p>37757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70" calcext:value-type="float">
            <text:p>66970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923" calcext:value-type="float">
            <text:p>8992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20" calcext:value-type="float">
            <text:p>3902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22" calcext:value-type="float">
            <text:p>3982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026" calcext:value-type="float">
            <text:p>10602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87" calcext:value-type="float">
            <text:p>59187</text:p>
          </table:table-cell>
          <table:table-cell office:value-type="float" office:value="20.8" calcext:value-type="float">
            <text:p>20,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79" calcext:value-type="float">
            <text:p>4627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8667" calcext:value-type="float">
            <text:p>148667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72" calcext:value-type="float">
            <text:p>553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13" calcext:value-type="float">
            <text:p>6191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113" calcext:value-type="float">
            <text:p>144113</text:p>
          </table:table-cell>
          <table:table-cell office:value-type="float" office:value="46.5" calcext:value-type="float">
            <text:p>46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87" calcext:value-type="float">
            <text:p>3718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73" calcext:value-type="float">
            <text:p>3817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8774" calcext:value-type="float">
            <text:p>13877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56" calcext:value-type="float">
            <text:p>5935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143" calcext:value-type="float">
            <text:p>10014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487" calcext:value-type="float">
            <text:p>5748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62" calcext:value-type="float">
            <text:p>3886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062" calcext:value-type="float">
            <text:p>15106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123" calcext:value-type="float">
            <text:p>401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07" calcext:value-type="float">
            <text:p>41507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2780" calcext:value-type="float">
            <text:p>11278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939" calcext:value-type="float">
            <text:p>3893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14" calcext:value-type="float">
            <text:p>72714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6729" calcext:value-type="float">
            <text:p>15672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80" calcext:value-type="float">
            <text:p>5328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62" calcext:value-type="float">
            <text:p>4636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392" calcext:value-type="float">
            <text:p>9439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11" calcext:value-type="float">
            <text:p>538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29" calcext:value-type="float">
            <text:p>5132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582" calcext:value-type="float">
            <text:p>10158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717" calcext:value-type="float">
            <text:p>52717</text:p>
          </table:table-cell>
          <table:table-cell office:value-type="float" office:value="16.8" calcext:value-type="float">
            <text:p>16,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29" calcext:value-type="float">
            <text:p>6282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557" calcext:value-type="float">
            <text:p>13455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82" calcext:value-type="float">
            <text:p>3868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46" calcext:value-type="float">
            <text:p>58946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771" calcext:value-type="float">
            <text:p>137771</text:p>
          </table:table-cell>
          <table:table-cell office:value-type="float" office:value="35.6" calcext:value-type="float">
            <text:p>35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832" calcext:value-type="float">
            <text:p>668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23" calcext:value-type="float">
            <text:p>65523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8990" calcext:value-type="float">
            <text:p>13899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90" calcext:value-type="float">
            <text:p>6469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51" calcext:value-type="float">
            <text:p>49151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730" calcext:value-type="float">
            <text:p>12973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430" calcext:value-type="float">
            <text:p>284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58" calcext:value-type="float">
            <text:p>42258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176" calcext:value-type="float">
            <text:p>103176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22" calcext:value-type="float">
            <text:p>475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91" calcext:value-type="float">
            <text:p>4779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983" calcext:value-type="float">
            <text:p>97983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18" calcext:value-type="float">
            <text:p>57918</text:p>
          </table:table-cell>
          <table:table-cell office:value-type="float" office:value="38" calcext:value-type="float">
            <text:p>3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34" calcext:value-type="float">
            <text:p>3853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179" calcext:value-type="float">
            <text:p>99179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979" calcext:value-type="float">
            <text:p>70979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97" calcext:value-type="float">
            <text:p>62497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886" calcext:value-type="float">
            <text:p>14488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19" calcext:value-type="float">
            <text:p>38819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22" calcext:value-type="float">
            <text:p>10802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88" calcext:value-type="float">
            <text:p>9058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592" calcext:value-type="float">
            <text:p>56592</text:p>
          </table:table-cell>
          <table:table-cell office:value-type="float" office:value="21.8" calcext:value-type="float">
            <text:p>21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30" calcext:value-type="float">
            <text:p>18630</text:p>
          </table:table-cell>
          <table:table-cell office:value-type="float" office:value="21.8" calcext:value-type="float">
            <text:p>21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340" calcext:value-type="float">
            <text:p>144340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574" calcext:value-type="float">
            <text:p>4257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72" calcext:value-type="float">
            <text:p>6107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917" calcext:value-type="float">
            <text:p>99917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14" calcext:value-type="float">
            <text:p>6261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69" calcext:value-type="float">
            <text:p>6746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3607" calcext:value-type="float">
            <text:p>9360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08" calcext:value-type="float">
            <text:p>38308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95" calcext:value-type="float">
            <text:p>63595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243" calcext:value-type="float">
            <text:p>14424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076" calcext:value-type="float">
            <text:p>2907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82" calcext:value-type="float">
            <text:p>59382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4415" calcext:value-type="float">
            <text:p>12441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71" calcext:value-type="float">
            <text:p>40371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29" calcext:value-type="float">
            <text:p>80029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447" calcext:value-type="float">
            <text:p>139447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26" calcext:value-type="float">
            <text:p>6812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82" calcext:value-type="float">
            <text:p>71482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787" calcext:value-type="float">
            <text:p>12678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74" calcext:value-type="float">
            <text:p>5797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54" calcext:value-type="float">
            <text:p>70654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2034" calcext:value-type="float">
            <text:p>11203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17" calcext:value-type="float">
            <text:p>66217</text:p>
          </table:table-cell>
          <table:table-cell office:value-type="float" office:value="18.8" calcext:value-type="float">
            <text:p>18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30" calcext:value-type="float">
            <text:p>73730</text:p>
          </table:table-cell>
          <table:table-cell office:value-type="float" office:value="25.7" calcext:value-type="float">
            <text:p>25,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871" calcext:value-type="float">
            <text:p>95871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62" calcext:value-type="float">
            <text:p>3936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19" calcext:value-type="float">
            <text:p>6661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501" calcext:value-type="float">
            <text:p>13950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94" calcext:value-type="float">
            <text:p>3709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69" calcext:value-type="float">
            <text:p>6586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854" calcext:value-type="float">
            <text:p>10185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830" calcext:value-type="float">
            <text:p>36830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61" calcext:value-type="float">
            <text:p>58261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640" calcext:value-type="float">
            <text:p>9964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78" calcext:value-type="float">
            <text:p>7267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52" calcext:value-type="float">
            <text:p>70852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030" calcext:value-type="float">
            <text:p>14203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92" calcext:value-type="float">
            <text:p>6189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08" calcext:value-type="float">
            <text:p>66008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226" calcext:value-type="float">
            <text:p>128226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24" calcext:value-type="float">
            <text:p>582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69" calcext:value-type="float">
            <text:p>50069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895" calcext:value-type="float">
            <text:p>14789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06" calcext:value-type="float">
            <text:p>33506</text:p>
          </table:table-cell>
          <table:table-cell office:value-type="float" office:value="19.8" calcext:value-type="float">
            <text:p>19,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285458.39" calcext:value-type="float">
            <text:p>285458,39</text:p>
          </table:table-cell>
          <table:table-cell table:formula="of:=AVERAGE([.C236:.C335])" office:value-type="float" office:value="24.126" calcext:value-type="float">
            <text:p>24,126</text:p>
          </table:table-cell>
          <table:table-cell table:formula="of:=AVERAGE([.D236:.D335])" office:value-type="float" office:value="3.58999999999999" calcext:value-type="float">
            <text:p>3,58999999999999</text:p>
          </table:table-cell>
          <table:table-cell table:number-columns-repeated="2"/>
          <table:table-cell table:formula="of:=AVERAGE([.G236:.G335])" office:value-type="float" office:value="122719.91" calcext:value-type="float">
            <text:p>122719,91</text:p>
          </table:table-cell>
          <table:table-cell table:formula="of:=AVERAGE([.H236:.H335])" office:value-type="float" office:value="41.052" calcext:value-type="float">
            <text:p>41,052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455727.78" calcext:value-type="float">
            <text:p>455727,78</text:p>
          </table:table-cell>
          <table:table-cell table:formula="of:=AVERAGE([.M236:.M335])" office:value-type="float" office:value="22.936" calcext:value-type="float">
            <text:p>22,936</text:p>
          </table:table-cell>
          <table:table-cell table:formula="of:=AVERAGE([.N236:.N335])" office:value-type="float" office:value="8.99600000000001" calcext:value-type="float">
            <text:p>8,99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498541.38591186" calcext:value-type="float">
            <text:p>1498541,38591186</text:p>
          </table:table-cell>
          <table:table-cell table:formula="of:=STDEVP([.C236:.C335])" office:value-type="float" office:value="4.04320714285083" calcext:value-type="float">
            <text:p>4,04320714285083</text:p>
          </table:table-cell>
          <table:table-cell table:formula="of:=STDEVP([.D236:.D335])" office:value-type="float" office:value="0.443734154646675" calcext:value-type="float">
            <text:p>0,443734154646675</text:p>
          </table:table-cell>
          <table:table-cell table:number-columns-repeated="2"/>
          <table:table-cell table:formula="of:=STDEVP([.G236:.G335])" office:value-type="float" office:value="24388.3790904992" calcext:value-type="float">
            <text:p>24388,3790904992</text:p>
          </table:table-cell>
          <table:table-cell table:formula="of:=STDEVP([.H236:.H335])" office:value-type="float" office:value="3.71600538212743" calcext:value-type="float">
            <text:p>3,71600538212743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3927700.14162452" calcext:value-type="float">
            <text:p>3927700,14162452</text:p>
          </table:table-cell>
          <table:table-cell table:formula="of:=STDEVP([.M236:.M335])" office:value-type="float" office:value="9.88623811163781" calcext:value-type="float">
            <text:p>9,88623811163781</text:p>
          </table:table-cell>
          <table:table-cell table:formula="of:=STDEVP([.N236:.N335])" office:value-type="float" office:value="2.07310974142712" calcext:value-type="float">
            <text:p>2,073109741427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3673.5" calcext:value-type="float">
            <text:p>63673,5</text:p>
          </table:table-cell>
          <table:table-cell table:formula="of:=MEDIAN([.C236:.C335])" office:value-type="float" office:value="23.4" calcext:value-type="float">
            <text:p>23,4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127622.5" calcext:value-type="float">
            <text:p>127622,5</text:p>
          </table:table-cell>
          <table:table-cell table:formula="of:=MEDIAN([.H236:.H335])" office:value-type="float" office:value="41" calcext:value-type="float">
            <text:p>41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8099.5" calcext:value-type="float">
            <text:p>58099,5</text:p>
          </table:table-cell>
          <table:table-cell table:formula="of:=MEDIAN([.M236:.M335])" office:value-type="float" office:value="21" calcext:value-type="float">
            <text:p>21</text:p>
          </table:table-cell>
          <table:table-cell table:formula="of:=MEDIAN([.N23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300638.52" calcext:value-type="float">
            <text:p>300638,52</text:p>
          </table:table-cell>
          <table:table-cell table:formula="of:=AVERAGE([.C236:.C285])" office:value-type="float" office:value="24.178" calcext:value-type="float">
            <text:p>24,178</text:p>
          </table:table-cell>
          <table:table-cell table:formula="of:=AVERAGE([.D236:.D285])" office:value-type="float" office:value="3.48" calcext:value-type="float">
            <text:p>3,48</text:p>
          </table:table-cell>
          <table:table-cell table:number-columns-repeated="2"/>
          <table:table-cell table:formula="of:=AVERAGE([.G236:.G285])" office:value-type="float" office:value="124518.1" calcext:value-type="float">
            <text:p>124518,1</text:p>
          </table:table-cell>
          <table:table-cell table:formula="of:=AVERAGE([.H236:.H285])" office:value-type="float" office:value="40.614" calcext:value-type="float">
            <text:p>40,614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860959.66" calcext:value-type="float">
            <text:p>860959,66</text:p>
          </table:table-cell>
          <table:table-cell table:formula="of:=AVERAGE([.M236:.M285])" office:value-type="float" office:value="25.22" calcext:value-type="float">
            <text:p>25,22</text:p>
          </table:table-cell>
          <table:table-cell table:formula="of:=AVERAGE([.N236:.N285])" office:value-type="float" office:value="7.926" calcext:value-type="float">
            <text:p>7,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270278.26" calcext:value-type="float">
            <text:p>270278,26</text:p>
          </table:table-cell>
          <table:table-cell table:formula="of:=AVERAGE([.C286:.C335])" office:value-type="float" office:value="24.074" calcext:value-type="float">
            <text:p>24,074</text:p>
          </table:table-cell>
          <table:table-cell table:formula="of:=AVERAGE([.D286:.D335])" office:value-type="float" office:value="3.7" calcext:value-type="float">
            <text:p>3,7</text:p>
          </table:table-cell>
          <table:table-cell table:number-columns-repeated="2"/>
          <table:table-cell table:formula="of:=AVERAGE([.G286:.G335])" office:value-type="float" office:value="120921.72" calcext:value-type="float">
            <text:p>120921,72</text:p>
          </table:table-cell>
          <table:table-cell table:formula="of:=AVERAGE([.H286:.H335])" office:value-type="float" office:value="41.49" calcext:value-type="float">
            <text:p>41,49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50495.9" calcext:value-type="float">
            <text:p>50495,9</text:p>
          </table:table-cell>
          <table:table-cell table:formula="of:=AVERAGE([.M286:.M335])" office:value-type="float" office:value="20.652" calcext:value-type="float">
            <text:p>20,652</text:p>
          </table:table-cell>
          <table:table-cell table:formula="of:=AVERAGE([.N286:.N335])" office:value-type="float" office:value="10.066" calcext:value-type="float">
            <text:p>10,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420238.17145228" calcext:value-type="float">
            <text:p>1420238,17145228</text:p>
          </table:table-cell>
          <table:table-cell table:formula="of:=STDEVP([.C286:.C335])" office:value-type="float" office:value="3.31968733467476" calcext:value-type="float">
            <text:p>3,31968733467476</text:p>
          </table:table-cell>
          <table:table-cell table:formula="of:=STDEVP([.D286:.D335])" office:value-type="float" office:value="0" calcext:value-type="float">
            <text:p>0</text:p>
          </table:table-cell>
          <table:table-cell table:number-columns-repeated="2"/>
          <table:table-cell table:formula="of:=STDEVP([.G286:.G335])" office:value-type="float" office:value="21824.0705167849" calcext:value-type="float">
            <text:p>21824,0705167849</text:p>
          </table:table-cell>
          <table:table-cell table:formula="of:=STDEVP([.H286:.H335])" office:value-type="float" office:value="3.59679023575187" calcext:value-type="float">
            <text:p>3,59679023575187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2495.4549821125" calcext:value-type="float">
            <text:p>12495,4549821125</text:p>
          </table:table-cell>
          <table:table-cell table:formula="of:=STDEVP([.M286:.M335])" office:value-type="float" office:value="2.75327005577005" calcext:value-type="float">
            <text:p>2,75327005577005</text:p>
          </table:table-cell>
          <table:table-cell table:formula="of:=STDEVP([.N286:.N335])" office:value-type="float" office:value="0.0473708771293079" calcext:value-type="float">
            <text:p>0,04737087712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1724" calcext:value-type="float">
            <text:p>71724</text:p>
          </table:table-cell>
          <table:table-cell table:formula="of:=MEDIAN([.C236:.C285])" office:value-type="float" office:value="23" calcext:value-type="float">
            <text:p>23</text:p>
          </table:table-cell>
          <table:table-cell table:formula="of:=MEDIAN([.D236:.D285])" office:value-type="float" office:value="3.7" calcext:value-type="float">
            <text:p>3,7</text:p>
          </table:table-cell>
          <table:table-cell table:number-columns-repeated="2"/>
          <table:table-cell table:formula="of:=MEDIAN([.G236:.G285])" office:value-type="float" office:value="129863" calcext:value-type="float">
            <text:p>129863</text:p>
          </table:table-cell>
          <table:table-cell table:formula="of:=MEDIAN([.H236:.H285])" office:value-type="float" office:value="41" calcext:value-type="float">
            <text:p>41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4892.5" calcext:value-type="float">
            <text:p>64892,5</text:p>
          </table:table-cell>
          <table:table-cell table:formula="of:=MEDIAN([.M236:.M285])" office:value-type="float" office:value="22" calcext:value-type="float">
            <text:p>22</text:p>
          </table:table-cell>
          <table:table-cell table:formula="of:=MEDIAN([.N236:.N285])" office:value-type="float" office:value="9.75" calcext:value-type="float">
            <text:p>9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60310.5" calcext:value-type="float">
            <text:p>60310,5</text:p>
          </table:table-cell>
          <table:table-cell table:formula="of:=MEDIAN([.C286:.C335])" office:value-type="float" office:value="23.9" calcext:value-type="float">
            <text:p>23,9</text:p>
          </table:table-cell>
          <table:table-cell table:formula="of:=MEDIAN([.D286:.D335])" office:value-type="float" office:value="3.7" calcext:value-type="float">
            <text:p>3,7</text:p>
          </table:table-cell>
          <table:table-cell table:number-columns-repeated="2"/>
          <table:table-cell table:formula="of:=MEDIAN([.G286:.G335])" office:value-type="float" office:value="126527.5" calcext:value-type="float">
            <text:p>126527,5</text:p>
          </table:table-cell>
          <table:table-cell table:formula="of:=MEDIAN([.H286:.H335])" office:value-type="float" office:value="42" calcext:value-type="float">
            <text:p>42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2998.5" calcext:value-type="float">
            <text:p>52998,5</text:p>
          </table:table-cell>
          <table:table-cell table:formula="of:=MEDIAN([.M286:.M335])" office:value-type="float" office:value="20" calcext:value-type="float">
            <text:p>20</text:p>
          </table:table-cell>
          <table:table-cell table:formula="of:=MEDIAN([.N28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1849543" calcext:value-type="float">
            <text:p>21849543</text:p>
          </table:table-cell>
          <table:table-cell office:value-type="float" office:value="120" calcext:value-type="float">
            <text:p>12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70939" calcext:value-type="float">
            <text:p>709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3390827" calcext:value-type="float">
            <text:p>23390827</text:p>
          </table:table-cell>
          <table:table-cell office:value-type="float" office:value="46.7" calcext:value-type="float">
            <text:p>46,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212" calcext:value-type="float">
            <text:p>276212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0887" calcext:value-type="float">
            <text:p>110887</text:p>
          </table:table-cell>
          <table:table-cell office:value-type="float" office:value="76.2" calcext:value-type="float">
            <text:p>76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411" calcext:value-type="float">
            <text:p>57411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11" calcext:value-type="float">
            <text:p>112611</text:p>
          </table:table-cell>
          <table:table-cell office:value-type="float" office:value="85" calcext:value-type="float">
            <text:p>8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9163" calcext:value-type="float">
            <text:p>99163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33" calcext:value-type="float">
            <text:p>46633</text:p>
          </table:table-cell>
          <table:table-cell office:value-type="float" office:value="48.5" calcext:value-type="float">
            <text:p>48,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17" calcext:value-type="float">
            <text:p>116417</text:p>
          </table:table-cell>
          <table:table-cell office:value-type="float" office:value="74" calcext:value-type="float">
            <text:p>7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6687" calcext:value-type="float">
            <text:p>96687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74" calcext:value-type="float">
            <text:p>57274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69" calcext:value-type="float">
            <text:p>88969</text:p>
          </table:table-cell>
          <table:table-cell office:value-type="float" office:value="57" calcext:value-type="float">
            <text:p>5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0063" calcext:value-type="float">
            <text:p>80063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08" calcext:value-type="float">
            <text:p>56608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38" calcext:value-type="float">
            <text:p>6853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4287" calcext:value-type="float">
            <text:p>84287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910" calcext:value-type="float">
            <text:p>46910</text:p>
          </table:table-cell>
          <table:table-cell office:value-type="float" office:value="39" calcext:value-type="float">
            <text:p>3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66" calcext:value-type="float">
            <text:p>111166</text:p>
          </table:table-cell>
          <table:table-cell office:value-type="float" office:value="61.4" calcext:value-type="float">
            <text:p>61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4354" calcext:value-type="float">
            <text:p>144354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79" calcext:value-type="float">
            <text:p>6427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03" calcext:value-type="float">
            <text:p>72703</text:p>
          </table:table-cell>
          <table:table-cell office:value-type="float" office:value="52" calcext:value-type="float">
            <text:p>5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7466" calcext:value-type="float">
            <text:p>147466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72" calcext:value-type="float">
            <text:p>6157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052" calcext:value-type="float">
            <text:p>160052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6543" calcext:value-type="float">
            <text:p>13654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418" calcext:value-type="float">
            <text:p>4441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65" calcext:value-type="float">
            <text:p>92265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95516" calcext:value-type="float">
            <text:p>1955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72" calcext:value-type="float">
            <text:p>4777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67" calcext:value-type="float">
            <text:p>69267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9846" calcext:value-type="float">
            <text:p>189846</text:p>
          </table:table-cell>
          <table:table-cell office:value-type="float" office:value="91.1" calcext:value-type="float">
            <text:p>91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27" calcext:value-type="float">
            <text:p>40327</text:p>
          </table:table-cell>
          <table:table-cell office:value-type="float" office:value="33.7" calcext:value-type="float">
            <text:p>33,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45" calcext:value-type="float">
            <text:p>91745</text:p>
          </table:table-cell>
          <table:table-cell office:value-type="float" office:value="70" calcext:value-type="float">
            <text:p>70</text:p>
          </table:table-cell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189734" calcext:value-type="float">
            <text:p>189734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693" calcext:value-type="float">
            <text:p>4269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285" calcext:value-type="float">
            <text:p>101285</text:p>
          </table:table-cell>
          <table:table-cell office:value-type="float" office:value="60" calcext:value-type="float">
            <text:p>6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212309" calcext:value-type="float">
            <text:p>212309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361" calcext:value-type="float">
            <text:p>4536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113" calcext:value-type="float">
            <text:p>86113</text:p>
          </table:table-cell>
          <table:table-cell office:value-type="float" office:value="65" calcext:value-type="float">
            <text:p>65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52157" calcext:value-type="float">
            <text:p>15215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54" calcext:value-type="float">
            <text:p>3455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88" calcext:value-type="float">
            <text:p>71788</text:p>
          </table:table-cell>
          <table:table-cell office:value-type="float" office:value="48.5" calcext:value-type="float">
            <text:p>48,5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94169" calcext:value-type="float">
            <text:p>194169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03" calcext:value-type="float">
            <text:p>5080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82" calcext:value-type="float">
            <text:p>71782</text:p>
          </table:table-cell>
          <table:table-cell office:value-type="float" office:value="52" calcext:value-type="float">
            <text:p>52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50826" calcext:value-type="float">
            <text:p>150826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23" calcext:value-type="float">
            <text:p>3582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26" calcext:value-type="float">
            <text:p>75626</text:p>
          </table:table-cell>
          <table:table-cell office:value-type="float" office:value="47" calcext:value-type="float">
            <text:p>4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200676" calcext:value-type="float">
            <text:p>20067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74" calcext:value-type="float">
            <text:p>3547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85" calcext:value-type="float">
            <text:p>71285</text:p>
          </table:table-cell>
          <table:table-cell office:value-type="float" office:value="48" calcext:value-type="float">
            <text:p>48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206123" calcext:value-type="float">
            <text:p>206123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94" calcext:value-type="float">
            <text:p>52094</text:p>
          </table:table-cell>
          <table:table-cell office:value-type="float" office:value="37.6" calcext:value-type="float">
            <text:p>37,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726" calcext:value-type="float">
            <text:p>121726</text:p>
          </table:table-cell>
          <table:table-cell office:value-type="float" office:value="49" calcext:value-type="float">
            <text:p>49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04331" calcext:value-type="float">
            <text:p>104331</text:p>
          </table:table-cell>
          <table:table-cell office:value-type="float" office:value="87.1" calcext:value-type="float">
            <text:p>87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76" calcext:value-type="float">
            <text:p>3127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31" calcext:value-type="float">
            <text:p>74931</text:p>
          </table:table-cell>
          <table:table-cell office:value-type="float" office:value="51.5" calcext:value-type="float">
            <text:p>51,5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39278" calcext:value-type="float">
            <text:p>139278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56" calcext:value-type="float">
            <text:p>3255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97" calcext:value-type="float">
            <text:p>72097</text:p>
          </table:table-cell>
          <table:table-cell office:value-type="float" office:value="49" calcext:value-type="float">
            <text:p>49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4491" calcext:value-type="float">
            <text:p>144491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450" calcext:value-type="float">
            <text:p>3145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12" calcext:value-type="float">
            <text:p>69112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325472" calcext:value-type="float">
            <text:p>32547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051" calcext:value-type="float">
            <text:p>2905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85" calcext:value-type="float">
            <text:p>64185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206262" calcext:value-type="float">
            <text:p>20626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705" calcext:value-type="float">
            <text:p>54705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83" calcext:value-type="float">
            <text:p>65483</text:p>
          </table:table-cell>
          <table:table-cell office:value-type="float" office:value="55" calcext:value-type="float">
            <text:p>5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5155" calcext:value-type="float">
            <text:p>145155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105" calcext:value-type="float">
            <text:p>31105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57" calcext:value-type="float">
            <text:p>76657</text:p>
          </table:table-cell>
          <table:table-cell office:value-type="float" office:value="51.5" calcext:value-type="float">
            <text:p>51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4232" calcext:value-type="float">
            <text:p>14423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23" calcext:value-type="float">
            <text:p>57123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54" calcext:value-type="float">
            <text:p>76454</text:p>
          </table:table-cell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62259" calcext:value-type="float">
            <text:p>162259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40" calcext:value-type="float">
            <text:p>38340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41" calcext:value-type="float">
            <text:p>97441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0320" calcext:value-type="float">
            <text:p>150320</text:p>
          </table:table-cell>
          <table:table-cell office:value-type="float" office:value="82.2" calcext:value-type="float">
            <text:p>82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63" calcext:value-type="float">
            <text:p>52863</text:p>
          </table:table-cell>
          <table:table-cell office:value-type="float" office:value="40.6" calcext:value-type="float">
            <text:p>40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96" calcext:value-type="float">
            <text:p>69896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8387" calcext:value-type="float">
            <text:p>148387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94" calcext:value-type="float">
            <text:p>5269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51" calcext:value-type="float">
            <text:p>201651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4361" calcext:value-type="float">
            <text:p>144361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76" calcext:value-type="float">
            <text:p>58476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62" calcext:value-type="float">
            <text:p>74362</text:p>
          </table:table-cell>
          <table:table-cell office:value-type="float" office:value="47" calcext:value-type="float">
            <text:p>47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1527" calcext:value-type="float">
            <text:p>14152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839" calcext:value-type="float">
            <text:p>40839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12" calcext:value-type="float">
            <text:p>84812</text:p>
          </table:table-cell>
          <table:table-cell office:value-type="float" office:value="46" calcext:value-type="float">
            <text:p>4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307683" calcext:value-type="float">
            <text:p>307683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461" calcext:value-type="float">
            <text:p>67461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81" calcext:value-type="float">
            <text:p>74781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6354" calcext:value-type="float">
            <text:p>116354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77" calcext:value-type="float">
            <text:p>64377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43" calcext:value-type="float">
            <text:p>95043</text:p>
          </table:table-cell>
          <table:table-cell office:value-type="float" office:value="43.6" calcext:value-type="float">
            <text:p>43,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68678" calcext:value-type="float">
            <text:p>6867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828" calcext:value-type="float">
            <text:p>70828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44" calcext:value-type="float">
            <text:p>67644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6957" calcext:value-type="float">
            <text:p>86957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856" calcext:value-type="float">
            <text:p>92856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63" calcext:value-type="float">
            <text:p>75263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4848" calcext:value-type="float">
            <text:p>74848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11" calcext:value-type="float">
            <text:p>71511</text:p>
          </table:table-cell>
          <table:table-cell office:value-type="float" office:value="42.6" calcext:value-type="float">
            <text:p>42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78" calcext:value-type="float">
            <text:p>64478</text:p>
          </table:table-cell>
          <table:table-cell office:value-type="float" office:value="46" calcext:value-type="float">
            <text:p>4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01982" calcext:value-type="float">
            <text:p>101982</text:p>
          </table:table-cell>
          <table:table-cell office:value-type="float" office:value="60.4" calcext:value-type="float">
            <text:p>60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514" calcext:value-type="float">
            <text:p>10651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49" calcext:value-type="float">
            <text:p>62649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4146" calcext:value-type="float">
            <text:p>84146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90" calcext:value-type="float">
            <text:p>62190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01" calcext:value-type="float">
            <text:p>79401</text:p>
          </table:table-cell>
          <table:table-cell office:value-type="float" office:value="68" calcext:value-type="float">
            <text:p>6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1005" calcext:value-type="float">
            <text:p>71005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57" calcext:value-type="float">
            <text:p>68657</text:p>
          </table:table-cell>
          <table:table-cell office:value-type="float" office:value="60" calcext:value-type="float">
            <text:p>6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13" calcext:value-type="float">
            <text:p>73413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3922" calcext:value-type="float">
            <text:p>8392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19" calcext:value-type="float">
            <text:p>4481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74" calcext:value-type="float">
            <text:p>73374</text:p>
          </table:table-cell>
          <table:table-cell office:value-type="float" office:value="54" calcext:value-type="float">
            <text:p>54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0957" calcext:value-type="float">
            <text:p>70957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67" calcext:value-type="float">
            <text:p>45867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86" calcext:value-type="float">
            <text:p>71586</text:p>
          </table:table-cell>
          <table:table-cell office:value-type="float" office:value="47.5" calcext:value-type="float">
            <text:p>47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0386" calcext:value-type="float">
            <text:p>80386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279" calcext:value-type="float">
            <text:p>49279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33" calcext:value-type="float">
            <text:p>49133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1574" calcext:value-type="float">
            <text:p>81574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43" calcext:value-type="float">
            <text:p>25943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84" calcext:value-type="float">
            <text:p>81484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902" calcext:value-type="float">
            <text:p>6790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69" calcext:value-type="float">
            <text:p>25969</text:p>
          </table:table-cell>
          <table:table-cell office:value-type="float" office:value="39.6" calcext:value-type="float">
            <text:p>39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573" calcext:value-type="float">
            <text:p>312573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8014" calcext:value-type="float">
            <text:p>68014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651" calcext:value-type="float">
            <text:p>31651</text:p>
          </table:table-cell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04" calcext:value-type="float">
            <text:p>70404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8878" calcext:value-type="float">
            <text:p>68878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30" calcext:value-type="float">
            <text:p>33530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00" calcext:value-type="float">
            <text:p>77000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9290" calcext:value-type="float">
            <text:p>6929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189" calcext:value-type="float">
            <text:p>34189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67" calcext:value-type="float">
            <text:p>72167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366" calcext:value-type="float">
            <text:p>67366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92" calcext:value-type="float">
            <text:p>54892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92" calcext:value-type="float">
            <text:p>70992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9853" calcext:value-type="float">
            <text:p>8985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553" calcext:value-type="float">
            <text:p>24553</text:p>
          </table:table-cell>
          <table:table-cell office:value-type="float" office:value="39" calcext:value-type="float">
            <text:p>3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42" calcext:value-type="float">
            <text:p>75942</text:p>
          </table:table-cell>
          <table:table-cell office:value-type="float" office:value="51.5" calcext:value-type="float">
            <text:p>51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370" calcext:value-type="float">
            <text:p>9937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22" calcext:value-type="float">
            <text:p>63322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87" calcext:value-type="float">
            <text:p>7278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9224" calcext:value-type="float">
            <text:p>69224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52" calcext:value-type="float">
            <text:p>37852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48" calcext:value-type="float">
            <text:p>78248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650" calcext:value-type="float">
            <text:p>87650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5791" calcext:value-type="float">
            <text:p>255791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07" calcext:value-type="float">
            <text:p>7150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768" calcext:value-type="float">
            <text:p>917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44" calcext:value-type="float">
            <text:p>39044</text:p>
          </table:table-cell>
          <table:table-cell office:value-type="float" office:value="43.6" calcext:value-type="float">
            <text:p>43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97" calcext:value-type="float">
            <text:p>59997</text:p>
          </table:table-cell>
          <table:table-cell office:value-type="float" office:value="46.5" calcext:value-type="float">
            <text:p>46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5947" calcext:value-type="float">
            <text:p>145947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63" calcext:value-type="float">
            <text:p>52163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71" calcext:value-type="float">
            <text:p>7427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5905" calcext:value-type="float">
            <text:p>95905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99" calcext:value-type="float">
            <text:p>53999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00" calcext:value-type="float">
            <text:p>92400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9375" calcext:value-type="float">
            <text:p>79375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68" calcext:value-type="float">
            <text:p>27068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31" calcext:value-type="float">
            <text:p>7213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7230" calcext:value-type="float">
            <text:p>7723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77" calcext:value-type="float">
            <text:p>39477</text:p>
          </table:table-cell>
          <table:table-cell office:value-type="float" office:value="54" calcext:value-type="float">
            <text:p>5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54" calcext:value-type="float">
            <text:p>75254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649" calcext:value-type="float">
            <text:p>91649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24" calcext:value-type="float">
            <text:p>6052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06" calcext:value-type="float">
            <text:p>78506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7791" calcext:value-type="float">
            <text:p>147791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682" calcext:value-type="float">
            <text:p>88682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23" calcext:value-type="float">
            <text:p>76123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7286" calcext:value-type="float">
            <text:p>77286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441" calcext:value-type="float">
            <text:p>113441</text:p>
          </table:table-cell>
          <table:table-cell office:value-type="float" office:value="44.6" calcext:value-type="float">
            <text:p>44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57" calcext:value-type="float">
            <text:p>74257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1488" calcext:value-type="float">
            <text:p>10148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16" calcext:value-type="float">
            <text:p>59116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68" calcext:value-type="float">
            <text:p>76268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564" calcext:value-type="float">
            <text:p>99564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11" calcext:value-type="float">
            <text:p>64011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90" calcext:value-type="float">
            <text:p>71190</text:p>
          </table:table-cell>
          <table:table-cell office:value-type="float" office:value="49.5" calcext:value-type="float">
            <text:p>49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842" calcext:value-type="float">
            <text:p>72842</text:p>
          </table:table-cell>
          <table:table-cell office:value-type="float" office:value="66.3" calcext:value-type="float">
            <text:p>66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95" calcext:value-type="float">
            <text:p>6369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51" calcext:value-type="float">
            <text:p>73651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9483" calcext:value-type="float">
            <text:p>7948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01" calcext:value-type="float">
            <text:p>40201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41" calcext:value-type="float">
            <text:p>74641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988" calcext:value-type="float">
            <text:p>8498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28" calcext:value-type="float">
            <text:p>25628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73" calcext:value-type="float">
            <text:p>82673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335" calcext:value-type="float">
            <text:p>91335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679" calcext:value-type="float">
            <text:p>36679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64" calcext:value-type="float">
            <text:p>69864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54255" calcext:value-type="float">
            <text:p>54255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65" calcext:value-type="float">
            <text:p>35565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80" calcext:value-type="float">
            <text:p>79080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3535" calcext:value-type="float">
            <text:p>183535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91" calcext:value-type="float">
            <text:p>56291</text:p>
          </table:table-cell>
          <table:table-cell office:value-type="float" office:value="37.6" calcext:value-type="float">
            <text:p>37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6" calcext:value-type="float">
            <text:p>79616</text:p>
          </table:table-cell>
          <table:table-cell office:value-type="float" office:value="45.5" calcext:value-type="float">
            <text:p>45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735" calcext:value-type="float">
            <text:p>91735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50" calcext:value-type="float">
            <text:p>63150</text:p>
          </table:table-cell>
          <table:table-cell office:value-type="float" office:value="39" calcext:value-type="float">
            <text:p>3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09" calcext:value-type="float">
            <text:p>68809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8170" calcext:value-type="float">
            <text:p>78170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20" calcext:value-type="float">
            <text:p>23920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06" calcext:value-type="float">
            <text:p>70306</text:p>
          </table:table-cell>
          <table:table-cell office:value-type="float" office:value="44" calcext:value-type="float">
            <text:p>4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7455" calcext:value-type="float">
            <text:p>107455</text:p>
          </table:table-cell>
          <table:table-cell office:value-type="float" office:value="67.3" calcext:value-type="float">
            <text:p>67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03" calcext:value-type="float">
            <text:p>28903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60" calcext:value-type="float">
            <text:p>63960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237" calcext:value-type="float">
            <text:p>87237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59" calcext:value-type="float">
            <text:p>27859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98" calcext:value-type="float">
            <text:p>62998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1746" calcext:value-type="float">
            <text:p>101746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875" calcext:value-type="float">
            <text:p>47875</text:p>
          </table:table-cell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90" calcext:value-type="float">
            <text:p>73290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9177" calcext:value-type="float">
            <text:p>79177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37" calcext:value-type="float">
            <text:p>30737</text:p>
          </table:table-cell>
          <table:table-cell office:value-type="float" office:value="38" calcext:value-type="float">
            <text:p>3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35" calcext:value-type="float">
            <text:p>65835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9221" calcext:value-type="float">
            <text:p>129221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46" calcext:value-type="float">
            <text:p>52846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84" calcext:value-type="float">
            <text:p>67484</text:p>
          </table:table-cell>
          <table:table-cell office:value-type="float" office:value="39" calcext:value-type="float">
            <text:p>3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7650" calcext:value-type="float">
            <text:p>147650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69" calcext:value-type="float">
            <text:p>29869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17" calcext:value-type="float">
            <text:p>71917</text:p>
          </table:table-cell>
          <table:table-cell office:value-type="float" office:value="39.6" calcext:value-type="float">
            <text:p>39,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6684" calcext:value-type="float">
            <text:p>86684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47" calcext:value-type="float">
            <text:p>62847</text:p>
          </table:table-cell>
          <table:table-cell office:value-type="float" office:value="35.6" calcext:value-type="float">
            <text:p>35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32" calcext:value-type="float">
            <text:p>73532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2746" calcext:value-type="float">
            <text:p>102746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30" calcext:value-type="float">
            <text:p>30730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04" calcext:value-type="float">
            <text:p>66504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1756" calcext:value-type="float">
            <text:p>12175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48" calcext:value-type="float">
            <text:p>55148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90" calcext:value-type="float">
            <text:p>72990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605" calcext:value-type="float">
            <text:p>87605</text:p>
          </table:table-cell>
          <table:table-cell office:value-type="float" office:value="63.4" calcext:value-type="float">
            <text:p>63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93" calcext:value-type="float">
            <text:p>50993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36" calcext:value-type="float">
            <text:p>49136</text:p>
          </table:table-cell>
          <table:table-cell office:value-type="float" office:value="43" calcext:value-type="float">
            <text:p>4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0405" calcext:value-type="float">
            <text:p>130405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07" calcext:value-type="float">
            <text:p>25307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35" calcext:value-type="float">
            <text:p>66435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828" calcext:value-type="float">
            <text:p>8482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444" calcext:value-type="float">
            <text:p>4544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23" calcext:value-type="float">
            <text:p>59023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7916" calcext:value-type="float">
            <text:p>117916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402" calcext:value-type="float">
            <text:p>31402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20" calcext:value-type="float">
            <text:p>50920</text:p>
          </table:table-cell>
          <table:table-cell office:value-type="float" office:value="42.6" calcext:value-type="float">
            <text:p>42,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9566" calcext:value-type="float">
            <text:p>139566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30" calcext:value-type="float">
            <text:p>46430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7249" calcext:value-type="float">
            <text:p>9724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28" calcext:value-type="float">
            <text:p>32328</text:p>
          </table:table-cell>
          <table:table-cell office:value-type="float" office:value="35.6" calcext:value-type="float">
            <text:p>35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67" calcext:value-type="float">
            <text:p>73667</text:p>
          </table:table-cell>
          <table:table-cell office:value-type="float" office:value="45" calcext:value-type="float">
            <text:p>4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2743" calcext:value-type="float">
            <text:p>132743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543" calcext:value-type="float">
            <text:p>31543</text:p>
          </table:table-cell>
          <table:table-cell office:value-type="float" office:value="38" calcext:value-type="float">
            <text:p>3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37" calcext:value-type="float">
            <text:p>64937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0967" calcext:value-type="float">
            <text:p>140967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90" calcext:value-type="float">
            <text:p>34290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151" calcext:value-type="float">
            <text:p>12515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8698" calcext:value-type="float">
            <text:p>68698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97" calcext:value-type="float">
            <text:p>47497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57" calcext:value-type="float">
            <text:p>75157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0419" calcext:value-type="float">
            <text:p>140419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652" calcext:value-type="float">
            <text:p>39652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34" calcext:value-type="float">
            <text:p>71234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4372" calcext:value-type="float">
            <text:p>14437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295" calcext:value-type="float">
            <text:p>4829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36" calcext:value-type="float">
            <text:p>69636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3044" calcext:value-type="float">
            <text:p>93044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36" calcext:value-type="float">
            <text:p>49336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52" calcext:value-type="float">
            <text:p>72552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9716" calcext:value-type="float">
            <text:p>119716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286" calcext:value-type="float">
            <text:p>29286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75" calcext:value-type="float">
            <text:p>38875</text:p>
          </table:table-cell>
          <table:table-cell office:value-type="float" office:value="44.6" calcext:value-type="float">
            <text:p>44,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551" calcext:value-type="float">
            <text:p>87551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956" calcext:value-type="float">
            <text:p>26956</text:p>
          </table:table-cell>
          <table:table-cell office:value-type="float" office:value="35.6" calcext:value-type="float">
            <text:p>35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99" calcext:value-type="float">
            <text:p>68699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1695" calcext:value-type="float">
            <text:p>81695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75" calcext:value-type="float">
            <text:p>30675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22" calcext:value-type="float">
            <text:p>67522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111" calcext:value-type="float">
            <text:p>1481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46" calcext:value-type="float">
            <text:p>36046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61" calcext:value-type="float">
            <text:p>6816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0783" calcext:value-type="float">
            <text:p>130783</text:p>
          </table:table-cell>
          <table:table-cell office:value-type="float" office:value="84.2" calcext:value-type="float">
            <text:p>84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13" calcext:value-type="float">
            <text:p>55313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9" calcext:value-type="float">
            <text:p>70359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383" calcext:value-type="float">
            <text:p>67383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85" calcext:value-type="float">
            <text:p>3188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80" calcext:value-type="float">
            <text:p>68980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6898" calcext:value-type="float">
            <text:p>9689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82" calcext:value-type="float">
            <text:p>4128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41" calcext:value-type="float">
            <text:p>72541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914" calcext:value-type="float">
            <text:p>67914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333" calcext:value-type="float">
            <text:p>43333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81" calcext:value-type="float">
            <text:p>63581</text:p>
          </table:table-cell>
          <table:table-cell office:value-type="float" office:value="41" calcext:value-type="float">
            <text:p>4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9462" calcext:value-type="float">
            <text:p>139462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59" calcext:value-type="float">
            <text:p>27459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27" calcext:value-type="float">
            <text:p>66227</text:p>
          </table:table-cell>
          <table:table-cell office:value-type="float" office:value="43" calcext:value-type="float">
            <text:p>4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4805" calcext:value-type="float">
            <text:p>134805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424" calcext:value-type="float">
            <text:p>65424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98781.83" calcext:value-type="float">
            <text:p>298781,83</text:p>
          </table:table-cell>
          <table:table-cell table:formula="of:=AVERAGE([.C351:.C450])" office:value-type="float" office:value="50.908" calcext:value-type="float">
            <text:p>50,908</text:p>
          </table:table-cell>
          <table:table-cell table:formula="of:=AVERAGE([.D351:.D450])" office:value-type="float" office:value="8.046" calcext:value-type="float">
            <text:p>8,046</text:p>
          </table:table-cell>
          <table:table-cell table:number-columns-repeated="2"/>
          <table:table-cell table:formula="of:=AVERAGE([.G351:.G450])" office:value-type="float" office:value="116940.07" calcext:value-type="float">
            <text:p>116940,07</text:p>
          </table:table-cell>
          <table:table-cell table:formula="of:=AVERAGE([.H351:.H450])" office:value-type="float" office:value="72.694" calcext:value-type="float">
            <text:p>72,694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82330.06" calcext:value-type="float">
            <text:p>282330,06</text:p>
          </table:table-cell>
          <table:table-cell table:formula="of:=AVERAGE([.M351:.M450])" office:value-type="float" office:value="41.494" calcext:value-type="float">
            <text:p>41,494</text:p>
          </table:table-cell>
          <table:table-cell table:formula="of:=AVERAGE([.N351:.N450])" office:value-type="float" office:value="6.723" calcext:value-type="float">
            <text:p>6,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166245.96667979" calcext:value-type="float">
            <text:p>2166245,96667979</text:p>
          </table:table-cell>
          <table:table-cell table:formula="of:=STDEVP([.C351:.C450])" office:value-type="float" office:value="10.4573197330865" calcext:value-type="float">
            <text:p>10,4573197330865</text:p>
          </table:table-cell>
          <table:table-cell table:formula="of:=STDEVP([.D351:.D450])" office:value-type="float" office:value="1.48016350448186" calcext:value-type="float">
            <text:p>1,48016350448186</text:p>
          </table:table-cell>
          <table:table-cell table:number-columns-repeated="2"/>
          <table:table-cell table:formula="of:=STDEVP([.G351:.G450])" office:value-type="float" office:value="47903.5336454953" calcext:value-type="float">
            <text:p>47903,5336454953</text:p>
          </table:table-cell>
          <table:table-cell table:formula="of:=STDEVP([.H351:.H450])" office:value-type="float" office:value="14.832382276627" calcext:value-type="float">
            <text:p>14,832382276627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322645.59153845" calcext:value-type="float">
            <text:p>2322645,59153845</text:p>
          </table:table-cell>
          <table:table-cell table:formula="of:=STDEVP([.M351:.M450])" office:value-type="float" office:value="4.81027691510583" calcext:value-type="float">
            <text:p>4,81027691510583</text:p>
          </table:table-cell>
          <table:table-cell table:formula="of:=STDEVP([.N351:.N450])" office:value-type="float" office:value="0.562824128835999" calcext:value-type="float">
            <text:p>0,562824128835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72745" calcext:value-type="float">
            <text:p>72745</text:p>
          </table:table-cell>
          <table:table-cell table:formula="of:=MEDIAN([.C351:.C450])" office:value-type="float" office:value="49" calcext:value-type="float">
            <text:p>49</text:p>
          </table:table-cell>
          <table:table-cell table:formula="of:=MEDIAN([.D351:.D450])" office:value-type="float" office:value="8.5" calcext:value-type="float">
            <text:p>8,5</text:p>
          </table:table-cell>
          <table:table-cell table:number-columns-repeated="2"/>
          <table:table-cell table:formula="of:=MEDIAN([.G351:.G450])" office:value-type="float" office:value="100526" calcext:value-type="float">
            <text:p>100526</text:p>
          </table:table-cell>
          <table:table-cell table:formula="of:=MEDIAN([.H351:.H450])" office:value-type="float" office:value="66.65" calcext:value-type="float">
            <text:p>66,65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45655.5" calcext:value-type="float">
            <text:p>45655,5</text:p>
          </table:table-cell>
          <table:table-cell table:formula="of:=MEDIAN([.M351:.M450])" office:value-type="float" office:value="42" calcext:value-type="float">
            <text:p>42</text:p>
          </table:table-cell>
          <table:table-cell table:formula="of:=MEDIAN([.N351:.N450])"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527125.76" calcext:value-type="float">
            <text:p>527125,76</text:p>
          </table:table-cell>
          <table:table-cell table:formula="of:=AVERAGE([.C351:.C400])" office:value-type="float" office:value="54.35" calcext:value-type="float">
            <text:p>54,35</text:p>
          </table:table-cell>
          <table:table-cell table:formula="of:=AVERAGE([.D351:.D400])" office:value-type="float" office:value="7.592" calcext:value-type="float">
            <text:p>7,592</text:p>
          </table:table-cell>
          <table:table-cell table:number-columns-repeated="2"/>
          <table:table-cell table:formula="of:=AVERAGE([.G351:.G400])" office:value-type="float" office:value="128924.18" calcext:value-type="float">
            <text:p>128924,18</text:p>
          </table:table-cell>
          <table:table-cell table:formula="of:=AVERAGE([.H351:.H400])" office:value-type="float" office:value="78.748" calcext:value-type="float">
            <text:p>78,748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515951.42" calcext:value-type="float">
            <text:p>515951,42</text:p>
          </table:table-cell>
          <table:table-cell table:formula="of:=AVERAGE([.M351:.M400])" office:value-type="float" office:value="41.566" calcext:value-type="float">
            <text:p>41,566</text:p>
          </table:table-cell>
          <table:table-cell table:formula="of:=AVERAGE([.N351:.N400])" office:value-type="float" office:value="6.634" calcext:value-type="float">
            <text:p>6,6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70437.9" calcext:value-type="float">
            <text:p>70437,9</text:p>
          </table:table-cell>
          <table:table-cell table:formula="of:=AVERAGE([.C401:.C450])" office:value-type="float" office:value="47.466" calcext:value-type="float">
            <text:p>47,466</text:p>
          </table:table-cell>
          <table:table-cell table:formula="of:=AVERAGE([.D401:.D450])" office:value-type="float" office:value="8.5" calcext:value-type="float">
            <text:p>8,5</text:p>
          </table:table-cell>
          <table:table-cell table:number-columns-repeated="2"/>
          <table:table-cell table:formula="of:=AVERAGE([.G401:.G450])" office:value-type="float" office:value="104955.96" calcext:value-type="float">
            <text:p>104955,96</text:p>
          </table:table-cell>
          <table:table-cell table:formula="of:=AVERAGE([.H401:.H450])" office:value-type="float" office:value="66.64" calcext:value-type="float">
            <text:p>66,64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48708.7" calcext:value-type="float">
            <text:p>48708,7</text:p>
          </table:table-cell>
          <table:table-cell table:formula="of:=AVERAGE([.M401:.M450])" office:value-type="float" office:value="41.422" calcext:value-type="float">
            <text:p>41,422</text:p>
          </table:table-cell>
          <table:table-cell table:formula="of:=AVERAGE([.N401:.N450])" office:value-type="float" office:value="6.812" calcext:value-type="float">
            <text:p>6,8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2080.6861464902" calcext:value-type="float">
            <text:p>12080,6861464902</text:p>
          </table:table-cell>
          <table:table-cell table:formula="of:=STDEVP([.C401:.C450])" office:value-type="float" office:value="3.75438996376242" calcext:value-type="float">
            <text:p>3,75438996376242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8299.9522366805" calcext:value-type="float">
            <text:p>28299,9522366805</text:p>
          </table:table-cell>
          <table:table-cell table:formula="of:=STDEVP([.H401:.H450])" office:value-type="float" office:value="10.8214786420341" calcext:value-type="float">
            <text:p>10,8214786420341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34104.5293726508" calcext:value-type="float">
            <text:p>34104,5293726508</text:p>
          </table:table-cell>
          <table:table-cell table:formula="of:=STDEVP([.M401:.M450])" office:value-type="float" office:value="4.29675645109192" calcext:value-type="float">
            <text:p>4,29675645109192</text:p>
          </table:table-cell>
          <table:table-cell table:formula="of:=STDEVP([.N401:.N450])" office:value-type="float" office:value="0.032496153618544" calcext:value-type="float">
            <text:p>0,0324961536185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75097" calcext:value-type="float">
            <text:p>75097</text:p>
          </table:table-cell>
          <table:table-cell table:formula="of:=MEDIAN([.C351:.C400])" office:value-type="float" office:value="50" calcext:value-type="float">
            <text:p>50</text:p>
          </table:table-cell>
          <table:table-cell table:formula="of:=MEDIAN([.D351:.D400])" office:value-type="float" office:value="8.6" calcext:value-type="float">
            <text:p>8,6</text:p>
          </table:table-cell>
          <table:table-cell table:number-columns-repeated="2"/>
          <table:table-cell table:formula="of:=MEDIAN([.G351:.G400])" office:value-type="float" office:value="113620.5" calcext:value-type="float">
            <text:p>113620,5</text:p>
          </table:table-cell>
          <table:table-cell table:formula="of:=MEDIAN([.H351:.H400])" office:value-type="float" office:value="85" calcext:value-type="float">
            <text:p>85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47341" calcext:value-type="float">
            <text:p>47341</text:p>
          </table:table-cell>
          <table:table-cell table:formula="of:=MEDIAN([.M351:.M400])" office:value-type="float" office:value="41.5" calcext:value-type="float">
            <text:p>41,5</text:p>
          </table:table-cell>
          <table:table-cell table:formula="of:=MEDIAN([.N351:.N40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71212" calcext:value-type="float">
            <text:p>71212</text:p>
          </table:table-cell>
          <table:table-cell table:formula="of:=MEDIAN([.C401:.C450])" office:value-type="float" office:value="49" calcext:value-type="float">
            <text:p>49</text:p>
          </table:table-cell>
          <table:table-cell table:formula="of:=MEDIAN([.D401:.D450])" office:value-type="float" office:value="8.5" calcext:value-type="float">
            <text:p>8,5</text:p>
          </table:table-cell>
          <table:table-cell table:number-columns-repeated="2"/>
          <table:table-cell table:formula="of:=MEDIAN([.G401:.G450])" office:value-type="float" office:value="96401.5" calcext:value-type="float">
            <text:p>96401,5</text:p>
          </table:table-cell>
          <table:table-cell table:formula="of:=MEDIAN([.H401:.H450])" office:value-type="float" office:value="62" calcext:value-type="float">
            <text:p>62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40741.5" calcext:value-type="float">
            <text:p>40741,5</text:p>
          </table:table-cell>
          <table:table-cell table:formula="of:=MEDIAN([.M401:.M450])" office:value-type="float" office:value="42" calcext:value-type="float">
            <text:p>42</text:p>
          </table:table-cell>
          <table:table-cell table:formula="of:=MEDIAN([.N401:.N450])" office:value-type="float" office:value="6.8" calcext:value-type="float">
            <text:p>6,8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3645525" calcext:value-type="float">
            <text:p>13645525</text:p>
          </table:table-cell>
          <table:table-cell office:value-type="float" office:value="120" calcext:value-type="float">
            <text:p>12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0932" calcext:value-type="float">
            <text:p>7093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8356605" calcext:value-type="float">
            <text:p>18356605</text:p>
          </table:table-cell>
          <table:table-cell office:value-type="float" office:value="112.5" calcext:value-type="float">
            <text:p>112,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15" calcext:value-type="float">
            <text:p>96615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1666" calcext:value-type="float">
            <text:p>816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70" calcext:value-type="float">
            <text:p>50470</text:p>
          </table:table-cell>
          <table:table-cell office:value-type="float" office:value="89" calcext:value-type="float">
            <text:p>8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83" calcext:value-type="float">
            <text:p>98183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76247" calcext:value-type="float">
            <text:p>1762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247" calcext:value-type="float">
            <text:p>98247</text:p>
          </table:table-cell>
          <table:table-cell office:value-type="float" office:value="73" calcext:value-type="float">
            <text:p>7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84" calcext:value-type="float">
            <text:p>92484</text:p>
          </table:table-cell>
          <table:table-cell office:value-type="float" office:value="86" calcext:value-type="float">
            <text:p>8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78785" calcext:value-type="float">
            <text:p>7878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025" calcext:value-type="float">
            <text:p>44025</text:p>
          </table:table-cell>
          <table:table-cell office:value-type="float" office:value="70" calcext:value-type="float">
            <text:p>7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884" calcext:value-type="float">
            <text:p>116884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947" calcext:value-type="float">
            <text:p>7494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93" calcext:value-type="float">
            <text:p>36293</text:p>
          </table:table-cell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02" calcext:value-type="float">
            <text:p>48202</text:p>
          </table:table-cell>
          <table:table-cell office:value-type="float" office:value="74.3" calcext:value-type="float">
            <text:p>74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9657" calcext:value-type="float">
            <text:p>8965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83" calcext:value-type="float">
            <text:p>55383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28" calcext:value-type="float">
            <text:p>41228</text:p>
          </table:table-cell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978" calcext:value-type="float">
            <text:p>739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50" calcext:value-type="float">
            <text:p>51650</text:p>
          </table:table-cell>
          <table:table-cell office:value-type="float" office:value="74" calcext:value-type="float">
            <text:p>7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746" calcext:value-type="float">
            <text:p>131746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243" calcext:value-type="float">
            <text:p>712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60" calcext:value-type="float">
            <text:p>52360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29" calcext:value-type="float">
            <text:p>88929</text:p>
          </table:table-cell>
          <table:table-cell office:value-type="float" office:value="83" calcext:value-type="float">
            <text:p>8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11" calcext:value-type="float">
            <text:p>717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467" calcext:value-type="float">
            <text:p>57467</text:p>
          </table:table-cell>
          <table:table-cell office:value-type="float" office:value="64.4" calcext:value-type="float">
            <text:p>64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98" calcext:value-type="float">
            <text:p>35598</text:p>
          </table:table-cell>
          <table:table-cell office:value-type="float" office:value="79" calcext:value-type="float">
            <text:p>7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682" calcext:value-type="float">
            <text:p>716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43" calcext:value-type="float">
            <text:p>59643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15" calcext:value-type="float">
            <text:p>54915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5074" calcext:value-type="float">
            <text:p>6507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62" calcext:value-type="float">
            <text:p>31262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23" calcext:value-type="float">
            <text:p>76723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308" calcext:value-type="float">
            <text:p>673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91" calcext:value-type="float">
            <text:p>27091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27" calcext:value-type="float">
            <text:p>72427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579" calcext:value-type="float">
            <text:p>695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682" calcext:value-type="float">
            <text:p>32682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05" calcext:value-type="float">
            <text:p>64705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19" calcext:value-type="float">
            <text:p>719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48" calcext:value-type="float">
            <text:p>25948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76" calcext:value-type="float">
            <text:p>43076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672" calcext:value-type="float">
            <text:p>826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36" calcext:value-type="float">
            <text:p>54436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074" calcext:value-type="float">
            <text:p>116074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664" calcext:value-type="float">
            <text:p>7066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88" calcext:value-type="float">
            <text:p>80188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73" calcext:value-type="float">
            <text:p>77973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54" calcext:value-type="float">
            <text:p>717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78" calcext:value-type="float">
            <text:p>38678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06" calcext:value-type="float">
            <text:p>76506</text:p>
          </table:table-cell>
          <table:table-cell office:value-type="float" office:value="70.3" calcext:value-type="float">
            <text:p>70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790" calcext:value-type="float">
            <text:p>737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452" calcext:value-type="float">
            <text:p>67452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969" calcext:value-type="float">
            <text:p>121969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204" calcext:value-type="float">
            <text:p>722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53" calcext:value-type="float">
            <text:p>26753</text:p>
          </table:table-cell>
          <table:table-cell office:value-type="float" office:value="85" calcext:value-type="float">
            <text:p>8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26" calcext:value-type="float">
            <text:p>68726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3759" calcext:value-type="float">
            <text:p>1337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627" calcext:value-type="float">
            <text:p>14627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95" calcext:value-type="float">
            <text:p>71695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923" calcext:value-type="float">
            <text:p>7292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55" calcext:value-type="float">
            <text:p>62355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57" calcext:value-type="float">
            <text:p>72157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83" calcext:value-type="float">
            <text:p>733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17" calcext:value-type="float">
            <text:p>65617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954" calcext:value-type="float">
            <text:p>105954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5202" calcext:value-type="float">
            <text:p>852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15" calcext:value-type="float">
            <text:p>34915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03" calcext:value-type="float">
            <text:p>73003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589" calcext:value-type="float">
            <text:p>7358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04" calcext:value-type="float">
            <text:p>30004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38" calcext:value-type="float">
            <text:p>36038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02" calcext:value-type="float">
            <text:p>719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787" calcext:value-type="float">
            <text:p>27787</text:p>
          </table:table-cell>
          <table:table-cell office:value-type="float" office:value="64.4" calcext:value-type="float">
            <text:p>64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34" calcext:value-type="float">
            <text:p>62734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540" calcext:value-type="float">
            <text:p>74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52" calcext:value-type="float">
            <text:p>37052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72" calcext:value-type="float">
            <text:p>68872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225" calcext:value-type="float">
            <text:p>722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40" calcext:value-type="float">
            <text:p>61940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06" calcext:value-type="float">
            <text:p>62606</text:p>
          </table:table-cell>
          <table:table-cell office:value-type="float" office:value="76" calcext:value-type="float">
            <text:p>7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21" calcext:value-type="float">
            <text:p>728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069" calcext:value-type="float">
            <text:p>32069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31" calcext:value-type="float">
            <text:p>73331</text:p>
          </table:table-cell>
          <table:table-cell office:value-type="float" office:value="81" calcext:value-type="float">
            <text:p>8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3579" calcext:value-type="float">
            <text:p>935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83" calcext:value-type="float">
            <text:p>68383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415" calcext:value-type="float">
            <text:p>93415</text:p>
          </table:table-cell>
          <table:table-cell office:value-type="float" office:value="78" calcext:value-type="float">
            <text:p>7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599" calcext:value-type="float">
            <text:p>745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295" calcext:value-type="float">
            <text:p>50295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4" calcext:value-type="float">
            <text:p>61534</text:p>
          </table:table-cell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953" calcext:value-type="float">
            <text:p>7395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18" calcext:value-type="float">
            <text:p>52318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24" calcext:value-type="float">
            <text:p>66324</text:p>
          </table:table-cell>
          <table:table-cell office:value-type="float" office:value="60.4" calcext:value-type="float">
            <text:p>60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5864" calcext:value-type="float">
            <text:p>658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85" calcext:value-type="float">
            <text:p>68785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901" calcext:value-type="float">
            <text:p>177901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6080" calcext:value-type="float">
            <text:p>7608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24" calcext:value-type="float">
            <text:p>54124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13" calcext:value-type="float">
            <text:p>41713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40" calcext:value-type="float">
            <text:p>741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73" calcext:value-type="float">
            <text:p>43773</text:p>
          </table:table-cell>
          <table:table-cell office:value-type="float" office:value="67.3" calcext:value-type="float">
            <text:p>67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44" calcext:value-type="float">
            <text:p>69444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871" calcext:value-type="float">
            <text:p>7487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74" calcext:value-type="float">
            <text:p>65874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3" calcext:value-type="float">
            <text:p>72033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044" calcext:value-type="float">
            <text:p>7104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36" calcext:value-type="float">
            <text:p>55636</text:p>
          </table:table-cell>
          <table:table-cell office:value-type="float" office:value="69" calcext:value-type="float">
            <text:p>6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85" calcext:value-type="float">
            <text:p>35885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447" calcext:value-type="float">
            <text:p>7344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12" calcext:value-type="float">
            <text:p>61112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93" calcext:value-type="float">
            <text:p>65793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911" calcext:value-type="float">
            <text:p>7091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68" calcext:value-type="float">
            <text:p>6286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41" calcext:value-type="float">
            <text:p>71841</text:p>
          </table:table-cell>
          <table:table-cell office:value-type="float" office:value="76" calcext:value-type="float">
            <text:p>7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065" calcext:value-type="float">
            <text:p>7306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931" calcext:value-type="float">
            <text:p>35931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46" calcext:value-type="float">
            <text:p>69246</text:p>
          </table:table-cell>
          <table:table-cell office:value-type="float" office:value="73.3" calcext:value-type="float">
            <text:p>73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058" calcext:value-type="float">
            <text:p>6905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455" calcext:value-type="float">
            <text:p>34455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10" calcext:value-type="float">
            <text:p>76210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495" calcext:value-type="float">
            <text:p>7049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213" calcext:value-type="float">
            <text:p>33213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81" calcext:value-type="float">
            <text:p>69281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069" calcext:value-type="float">
            <text:p>7206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892" calcext:value-type="float">
            <text:p>26892</text:p>
          </table:table-cell>
          <table:table-cell office:value-type="float" office:value="62.4" calcext:value-type="float">
            <text:p>62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97" calcext:value-type="float">
            <text:p>64897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359" calcext:value-type="float">
            <text:p>743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59" calcext:value-type="float">
            <text:p>67059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427" calcext:value-type="float">
            <text:p>189427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918" calcext:value-type="float">
            <text:p>1119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10" calcext:value-type="float">
            <text:p>43710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92" calcext:value-type="float">
            <text:p>73992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550" calcext:value-type="float">
            <text:p>705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21" calcext:value-type="float">
            <text:p>2662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37" calcext:value-type="float">
            <text:p>81437</text:p>
          </table:table-cell>
          <table:table-cell office:value-type="float" office:value="58" calcext:value-type="float">
            <text:p>5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82" calcext:value-type="float">
            <text:p>728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0" calcext:value-type="float">
            <text:p>45900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08" calcext:value-type="float">
            <text:p>66008</text:p>
          </table:table-cell>
          <table:table-cell office:value-type="float" office:value="60.4" calcext:value-type="float">
            <text:p>60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324" calcext:value-type="float">
            <text:p>7432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64" calcext:value-type="float">
            <text:p>31364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6" calcext:value-type="float">
            <text:p>63366</text:p>
          </table:table-cell>
          <table:table-cell office:value-type="float" office:value="75" calcext:value-type="float">
            <text:p>7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106" calcext:value-type="float">
            <text:p>731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28" calcext:value-type="float">
            <text:p>55528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89" calcext:value-type="float">
            <text:p>37989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14" calcext:value-type="float">
            <text:p>7281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23" calcext:value-type="float">
            <text:p>41923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0" calcext:value-type="float">
            <text:p>68010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671" calcext:value-type="float">
            <text:p>7367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95" calcext:value-type="float">
            <text:p>49195</text:p>
          </table:table-cell>
          <table:table-cell office:value-type="float" office:value="67.3" calcext:value-type="float">
            <text:p>67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74" calcext:value-type="float">
            <text:p>56174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589" calcext:value-type="float">
            <text:p>6958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81" calcext:value-type="float">
            <text:p>59281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76" calcext:value-type="float">
            <text:p>69576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09" calcext:value-type="float">
            <text:p>719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68" calcext:value-type="float">
            <text:p>53468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27" calcext:value-type="float">
            <text:p>59527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627" calcext:value-type="float">
            <text:p>676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354" calcext:value-type="float">
            <text:p>27354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86" calcext:value-type="float">
            <text:p>31286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123" calcext:value-type="float">
            <text:p>7112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82" calcext:value-type="float">
            <text:p>65882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90" calcext:value-type="float">
            <text:p>71790</text:p>
          </table:table-cell>
          <table:table-cell office:value-type="float" office:value="73.3" calcext:value-type="float">
            <text:p>73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401" calcext:value-type="float">
            <text:p>7240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342" calcext:value-type="float">
            <text:p>97342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10" calcext:value-type="float">
            <text:p>56410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139" calcext:value-type="float">
            <text:p>721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34" calcext:value-type="float">
            <text:p>66334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82" calcext:value-type="float">
            <text:p>62682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819" calcext:value-type="float">
            <text:p>738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70" calcext:value-type="float">
            <text:p>65570</text:p>
          </table:table-cell>
          <table:table-cell office:value-type="float" office:value="56.4" calcext:value-type="float">
            <text:p>56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86" calcext:value-type="float">
            <text:p>48886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6870" calcext:value-type="float">
            <text:p>768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84" calcext:value-type="float">
            <text:p>69384</text:p>
          </table:table-cell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202" calcext:value-type="float">
            <text:p>44202</text:p>
          </table:table-cell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60" calcext:value-type="float">
            <text:p>7196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15" calcext:value-type="float">
            <text:p>61515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24" calcext:value-type="float">
            <text:p>70724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62" calcext:value-type="float">
            <text:p>7336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84" calcext:value-type="float">
            <text:p>60584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86" calcext:value-type="float">
            <text:p>64786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203" calcext:value-type="float">
            <text:p>7420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10" calcext:value-type="float">
            <text:p>66510</text:p>
          </table:table-cell>
          <table:table-cell office:value-type="float" office:value="49" calcext:value-type="float">
            <text:p>4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40" calcext:value-type="float">
            <text:p>53940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351" calcext:value-type="float">
            <text:p>6935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91" calcext:value-type="float">
            <text:p>68991</text:p>
          </table:table-cell>
          <table:table-cell office:value-type="float" office:value="50" calcext:value-type="float">
            <text:p>5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91" calcext:value-type="float">
            <text:p>72991</text:p>
          </table:table-cell>
          <table:table-cell office:value-type="float" office:value="78" calcext:value-type="float">
            <text:p>7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9286" calcext:value-type="float">
            <text:p>792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276" calcext:value-type="float">
            <text:p>98276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26" calcext:value-type="float">
            <text:p>58926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104" calcext:value-type="float">
            <text:p>711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08" calcext:value-type="float">
            <text:p>57208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69" calcext:value-type="float">
            <text:p>68369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166" calcext:value-type="float">
            <text:p>731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25" calcext:value-type="float">
            <text:p>62625</text:p>
          </table:table-cell>
          <table:table-cell office:value-type="float" office:value="64.4" calcext:value-type="float">
            <text:p>64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66" calcext:value-type="float">
            <text:p>63166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298" calcext:value-type="float">
            <text:p>832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95" calcext:value-type="float">
            <text:p>27095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70" calcext:value-type="float">
            <text:p>69170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13" calcext:value-type="float">
            <text:p>733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12" calcext:value-type="float">
            <text:p>3091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45" calcext:value-type="float">
            <text:p>3664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944" calcext:value-type="float">
            <text:p>7294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75" calcext:value-type="float">
            <text:p>67275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81" calcext:value-type="float">
            <text:p>42881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069" calcext:value-type="float">
            <text:p>7206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726" calcext:value-type="float">
            <text:p>38726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5" calcext:value-type="float">
            <text:p>3719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325" calcext:value-type="float">
            <text:p>703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84" calcext:value-type="float">
            <text:p>63184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18" calcext:value-type="float">
            <text:p>43818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626" calcext:value-type="float">
            <text:p>726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42" calcext:value-type="float">
            <text:p>51642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60" calcext:value-type="float">
            <text:p>48760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30" calcext:value-type="float">
            <text:p>7413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79" calcext:value-type="float">
            <text:p>66579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50" calcext:value-type="float">
            <text:p>49050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328" calcext:value-type="float">
            <text:p>703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759" calcext:value-type="float">
            <text:p>96759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38" calcext:value-type="float">
            <text:p>3503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008" calcext:value-type="float">
            <text:p>720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857" calcext:value-type="float">
            <text:p>39857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78" calcext:value-type="float">
            <text:p>41778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5126" calcext:value-type="float">
            <text:p>751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22" calcext:value-type="float">
            <text:p>26722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36" calcext:value-type="float">
            <text:p>61036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173" calcext:value-type="float">
            <text:p>721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222" calcext:value-type="float">
            <text:p>1322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09" calcext:value-type="float">
            <text:p>38909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819" calcext:value-type="float">
            <text:p>7381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21" calcext:value-type="float">
            <text:p>60021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173" calcext:value-type="float">
            <text:p>104173</text:p>
          </table:table-cell>
          <table:table-cell office:value-type="float" office:value="62.4" calcext:value-type="float">
            <text:p>62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906" calcext:value-type="float">
            <text:p>739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14" calcext:value-type="float">
            <text:p>58214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98" calcext:value-type="float">
            <text:p>69298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58" calcext:value-type="float">
            <text:p>7335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374" calcext:value-type="float">
            <text:p>72374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12" calcext:value-type="float">
            <text:p>43312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5242" calcext:value-type="float">
            <text:p>652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239" calcext:value-type="float">
            <text:p>62239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65" calcext:value-type="float">
            <text:p>5116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530" calcext:value-type="float">
            <text:p>7353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85" calcext:value-type="float">
            <text:p>60585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70" calcext:value-type="float">
            <text:p>33870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1737" calcext:value-type="float">
            <text:p>517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40059" calcext:value-type="float">
            <text:p>1140059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09" calcext:value-type="float">
            <text:p>58109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09" calcext:value-type="float">
            <text:p>717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90" calcext:value-type="float">
            <text:p>32790</text:p>
          </table:table-cell>
          <table:table-cell office:value-type="float" office:value="65.3" calcext:value-type="float">
            <text:p>65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07" calcext:value-type="float">
            <text:p>69607</text:p>
          </table:table-cell>
          <table:table-cell office:value-type="float" office:value="58.4" calcext:value-type="float">
            <text:p>58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250" calcext:value-type="float">
            <text:p>722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71" calcext:value-type="float">
            <text:p>32771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46" calcext:value-type="float">
            <text:p>73046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8398" calcext:value-type="float">
            <text:p>683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33" calcext:value-type="float">
            <text:p>46333</text:p>
          </table:table-cell>
          <table:table-cell office:value-type="float" office:value="69" calcext:value-type="float">
            <text:p>6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84" calcext:value-type="float">
            <text:p>3478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253" calcext:value-type="float">
            <text:p>822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578" calcext:value-type="float">
            <text:p>80578</text:p>
          </table:table-cell>
          <table:table-cell office:value-type="float" office:value="51" calcext:value-type="float">
            <text:p>5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35" calcext:value-type="float">
            <text:p>66535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450" calcext:value-type="float">
            <text:p>7145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16" calcext:value-type="float">
            <text:p>56616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06" calcext:value-type="float">
            <text:p>38806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959" calcext:value-type="float">
            <text:p>819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361" calcext:value-type="float">
            <text:p>42361</text:p>
          </table:table-cell>
          <table:table-cell office:value-type="float" office:value="54.5" calcext:value-type="float">
            <text:p>54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74" calcext:value-type="float">
            <text:p>5017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461" calcext:value-type="float">
            <text:p>914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699" calcext:value-type="float">
            <text:p>61699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57" calcext:value-type="float">
            <text:p>56257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6641" calcext:value-type="float">
            <text:p>766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53" calcext:value-type="float">
            <text:p>59153</text:p>
          </table:table-cell>
          <table:table-cell office:value-type="float" office:value="50" calcext:value-type="float">
            <text:p>5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5" calcext:value-type="float">
            <text:p>61535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7174" calcext:value-type="float">
            <text:p>7717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48" calcext:value-type="float">
            <text:p>6004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36" calcext:value-type="float">
            <text:p>73036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5397" calcext:value-type="float">
            <text:p>1153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388" calcext:value-type="float">
            <text:p>28388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82" calcext:value-type="float">
            <text:p>82182</text:p>
          </table:table-cell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8109" calcext:value-type="float">
            <text:p>7810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49" calcext:value-type="float">
            <text:p>67849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62" calcext:value-type="float">
            <text:p>70762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499" calcext:value-type="float">
            <text:p>734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29" calcext:value-type="float">
            <text:p>34529</text:p>
          </table:table-cell>
          <table:table-cell office:value-type="float" office:value="66.3" calcext:value-type="float">
            <text:p>66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12" calcext:value-type="float">
            <text:p>66312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6327" calcext:value-type="float">
            <text:p>8632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798" calcext:value-type="float">
            <text:p>44798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34" calcext:value-type="float">
            <text:p>70434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053" calcext:value-type="float">
            <text:p>910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135" calcext:value-type="float">
            <text:p>40135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0" calcext:value-type="float">
            <text:p>70570</text:p>
          </table:table-cell>
          <table:table-cell office:value-type="float" office:value="68.3" calcext:value-type="float">
            <text:p>68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740" calcext:value-type="float">
            <text:p>817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448" calcext:value-type="float">
            <text:p>87448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43" calcext:value-type="float">
            <text:p>36043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5828" calcext:value-type="float">
            <text:p>758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49" calcext:value-type="float">
            <text:p>64949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468" calcext:value-type="float">
            <text:p>12646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7055" calcext:value-type="float">
            <text:p>8705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58" calcext:value-type="float">
            <text:p>5135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35" calcext:value-type="float">
            <text:p>65735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187" calcext:value-type="float">
            <text:p>8118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567" calcext:value-type="float">
            <text:p>30567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03405.52" calcext:value-type="float">
            <text:p>203405,52</text:p>
          </table:table-cell>
          <table:table-cell table:formula="of:=AVERAGE([.C466:.C565])" office:value-type="float" office:value="69.966" calcext:value-type="float">
            <text:p>69,966</text:p>
          </table:table-cell>
          <table:table-cell table:formula="of:=AVERAGE([.D466:.D565])" office:value-type="float" office:value="5.50100000000001" calcext:value-type="float">
            <text:p>5,50100000000001</text:p>
          </table:table-cell>
          <table:table-cell table:number-columns-repeated="2"/>
          <table:table-cell table:formula="of:=AVERAGE([.G466:.G565])" office:value-type="float" office:value="76642.86" calcext:value-type="float">
            <text:p>76642,86</text:p>
          </table:table-cell>
          <table:table-cell table:formula="of:=AVERAGE([.H466:.H565])" office:value-type="float" office:value="99.76" calcext:value-type="float">
            <text:p>99,76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245661.17" calcext:value-type="float">
            <text:p>245661,17</text:p>
          </table:table-cell>
          <table:table-cell table:formula="of:=AVERAGE([.M466:.M565])" office:value-type="float" office:value="64.92" calcext:value-type="float">
            <text:p>64,92</text:p>
          </table:table-cell>
          <table:table-cell table:formula="of:=AVERAGE([.N466:.N565])" office:value-type="float" office:value="5.16499999999999" calcext:value-type="float">
            <text:p>5,164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351246.46873712" calcext:value-type="float">
            <text:p>1351246,46873712</text:p>
          </table:table-cell>
          <table:table-cell table:formula="of:=STDEVP([.C466:.C565])" office:value-type="float" office:value="8.52491900254776" calcext:value-type="float">
            <text:p>8,52491900254776</text:p>
          </table:table-cell>
          <table:table-cell table:formula="of:=STDEVP([.D466:.D565])" office:value-type="float" office:value="0.547630349779851" calcext:value-type="float">
            <text:p>0,547630349779851</text:p>
          </table:table-cell>
          <table:table-cell table:number-columns-repeated="2"/>
          <table:table-cell table:formula="of:=STDEVP([.G466:.G565])" office:value-type="float" office:value="14085.9028997221" calcext:value-type="float">
            <text:p>14085,9028997221</text:p>
          </table:table-cell>
          <table:table-cell table:formula="of:=STDEVP([.H466:.H565])" office:value-type="float" office:value="0.492341345003647" calcext:value-type="float">
            <text:p>0,492341345003647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823526.28016879" calcext:value-type="float">
            <text:p>1823526,28016879</text:p>
          </table:table-cell>
          <table:table-cell table:formula="of:=STDEVP([.M466:.M565])" office:value-type="float" office:value="7.7532831755328" calcext:value-type="float">
            <text:p>7,7532831755328</text:p>
          </table:table-cell>
          <table:table-cell table:formula="of:=STDEVP([.N466:.N565])" office:value-type="float" office:value="0.241816045786875" calcext:value-type="float">
            <text:p>0,241816045786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66318" calcext:value-type="float">
            <text:p>66318</text:p>
          </table:table-cell>
          <table:table-cell table:formula="of:=MEDIAN([.C466:.C565])" office:value-type="float" office:value="70" calcext:value-type="float">
            <text:p>70</text:p>
          </table:table-cell>
          <table:table-cell table:formula="of:=MEDIAN([.D466:.D565])" office:value-type="float" office:value="5.6" calcext:value-type="float">
            <text:p>5,6</text:p>
          </table:table-cell>
          <table:table-cell table:number-columns-repeated="2"/>
          <table:table-cell table:formula="of:=MEDIAN([.G466:.G565])" office:value-type="float" office:value="73335.5" calcext:value-type="float">
            <text:p>73335,5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54280" calcext:value-type="float">
            <text:p>54280</text:p>
          </table:table-cell>
          <table:table-cell table:formula="of:=MEDIAN([.M466:.M565])" office:value-type="float" office:value="65" calcext:value-type="float">
            <text:p>65</text:p>
          </table:table-cell>
          <table:table-cell table:formula="of:=MEDIAN([.N46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348212.48" calcext:value-type="float">
            <text:p>348212,48</text:p>
          </table:table-cell>
          <table:table-cell table:formula="of:=AVERAGE([.C466:.C515])" office:value-type="float" office:value="72.726" calcext:value-type="float">
            <text:p>72,726</text:p>
          </table:table-cell>
          <table:table-cell table:formula="of:=AVERAGE([.D466:.D515])" office:value-type="float" office:value="5.402" calcext:value-type="float">
            <text:p>5,402</text:p>
          </table:table-cell>
          <table:table-cell table:number-columns-repeated="2"/>
          <table:table-cell table:formula="of:=AVERAGE([.G466:.G515])" office:value-type="float" office:value="77859.1" calcext:value-type="float">
            <text:p>77859,1</text:p>
          </table:table-cell>
          <table:table-cell table:formula="of:=AVERAGE([.H466:.H515])" office:value-type="float" office:value="99.72" calcext:value-type="float">
            <text:p>99,72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413759.16" calcext:value-type="float">
            <text:p>413759,16</text:p>
          </table:table-cell>
          <table:table-cell table:formula="of:=AVERAGE([.M466:.M515])" office:value-type="float" office:value="68.134" calcext:value-type="float">
            <text:p>68,134</text:p>
          </table:table-cell>
          <table:table-cell table:formula="of:=AVERAGE([.N466:.N515])" office:value-type="float" office:value="5.13" calcext:value-type="float">
            <text:p>5,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58598.56" calcext:value-type="float">
            <text:p>58598,56</text:p>
          </table:table-cell>
          <table:table-cell table:formula="of:=AVERAGE([.C516:.C565])" office:value-type="float" office:value="67.206" calcext:value-type="float">
            <text:p>67,206</text:p>
          </table:table-cell>
          <table:table-cell table:formula="of:=AVERAGE([.D516:.D565])" office:value-type="float" office:value="5.6" calcext:value-type="float">
            <text:p>5,6</text:p>
          </table:table-cell>
          <table:table-cell table:number-columns-repeated="2"/>
          <table:table-cell table:formula="of:=AVERAGE([.G516:.G565])" office:value-type="float" office:value="75426.62" calcext:value-type="float">
            <text:p>75426,62</text:p>
          </table:table-cell>
          <table:table-cell table:formula="of:=AVERAGE([.H516:.H565])" office:value-type="float" office:value="99.8" calcext:value-type="float">
            <text:p>99,8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77563.18" calcext:value-type="float">
            <text:p>77563,18</text:p>
          </table:table-cell>
          <table:table-cell table:formula="of:=AVERAGE([.M516:.M565])" office:value-type="float" office:value="61.706" calcext:value-type="float">
            <text:p>61,706</text:p>
          </table:table-cell>
          <table:table-cell table:formula="of:=AVERAGE([.N51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17769.795136872" calcext:value-type="float">
            <text:p>17769,795136872</text:p>
          </table:table-cell>
          <table:table-cell table:formula="of:=STDEVP([.C516:.C565])" office:value-type="float" office:value="4.90275065651925" calcext:value-type="float">
            <text:p>4,90275065651925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8613.10862787647" calcext:value-type="float">
            <text:p>8613,10862787647</text:p>
          </table:table-cell>
          <table:table-cell table:formula="of:=STDEVP([.H516:.H565])" office:value-type="float" office:value="0.489897948556635" calcext:value-type="float">
            <text:p>0,489897948556635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52947.790803881" calcext:value-type="float">
            <text:p>152947,790803881</text:p>
          </table:table-cell>
          <table:table-cell table:formula="of:=STDEVP([.M516:.M565])" office:value-type="float" office:value="5.75671468808382" calcext:value-type="float">
            <text:p>5,75671468808382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71768" calcext:value-type="float">
            <text:p>71768</text:p>
          </table:table-cell>
          <table:table-cell table:formula="of:=MEDIAN([.C466:.C515])" office:value-type="float" office:value="72" calcext:value-type="float">
            <text:p>72</text:p>
          </table:table-cell>
          <table:table-cell table:formula="of:=MEDIAN([.D466:.D515])" office:value-type="float" office:value="5.6" calcext:value-type="float">
            <text:p>5,6</text:p>
          </table:table-cell>
          <table:table-cell table:number-columns-repeated="2"/>
          <table:table-cell table:formula="of:=MEDIAN([.G466:.G515])" office:value-type="float" office:value="73085.5" calcext:value-type="float">
            <text:p>73085,5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49745" calcext:value-type="float">
            <text:p>49745</text:p>
          </table:table-cell>
          <table:table-cell table:formula="of:=MEDIAN([.M466:.M515])" office:value-type="float" office:value="67" calcext:value-type="float">
            <text:p>67</text:p>
          </table:table-cell>
          <table:table-cell table:formula="of:=MEDIAN([.N466:.N51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59226.5" calcext:value-type="float">
            <text:p>59226,5</text:p>
          </table:table-cell>
          <table:table-cell table:formula="of:=MEDIAN([.C516:.C565])" office:value-type="float" office:value="68.15" calcext:value-type="float">
            <text:p>68,15</text:p>
          </table:table-cell>
          <table:table-cell table:formula="of:=MEDIAN([.D516:.D565])" office:value-type="float" office:value="5.6" calcext:value-type="float">
            <text:p>5,6</text:p>
          </table:table-cell>
          <table:table-cell table:number-columns-repeated="2"/>
          <table:table-cell table:formula="of:=MEDIAN([.G516:.G565])" office:value-type="float" office:value="73360" calcext:value-type="float">
            <text:p>73360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60034.5" calcext:value-type="float">
            <text:p>60034,5</text:p>
          </table:table-cell>
          <table:table-cell table:formula="of:=MEDIAN([.M516:.M565])" office:value-type="float" office:value="63.5" calcext:value-type="float">
            <text:p>63,5</text:p>
          </table:table-cell>
          <table:table-cell table:formula="of:=MEDIAN([.N516:.N565])" office:value-type="float" office:value="5.2" calcext:value-type="float">
            <text:p>5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50:41.6275755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0M26S</meta:editing-duration>
    <meta:editing-cycles>21</meta:editing-cycles>
    <meta:generator>LibreOffice/6.0.7.3$Linux_X86_64 LibreOffice_project/00m0$Build-3</meta:generator>
    <dc:date>2020-10-04T18:51:40.101369702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65103.42">
                <text:p>65103.42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71075.86">
                <text:p>71075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70278.26">
                <text:p>27027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70437.9">
                <text:p>7043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58598.56">
                <text:p>58598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